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46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th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7769" calcext:value-type="float">
            <text:p>24.7769</text:p>
          </table:table-cell>
          <table:table-cell office:value-type="float" office:value="23.1661" calcext:value-type="float">
            <text:p>23.1661</text:p>
          </table:table-cell>
          <table:table-cell table:formula="of:=SQRT(([.A4]-[.A3])^2+([.B4]-[.B3])^2)" office:value-type="float" office:value="0.707021498965908" calcext:value-type="float">
            <text:p>0.707021498965908</text:p>
          </table:table-cell>
          <table:table-cell/>
          <table:table-cell table:formula="of:=SUM([.C3:.C12])" office:value-type="float" office:value="7.51935920471601" calcext:value-type="float">
            <text:p>7.51935920471601</text:p>
          </table:table-cell>
        </table:table-row>
        <table:table-row table:style-name="ro1">
          <table:table-cell office:value-type="float" office:value="24.6681" calcext:value-type="float">
            <text:p>24.6681</text:p>
          </table:table-cell>
          <table:table-cell office:value-type="float" office:value="23.8647" calcext:value-type="float">
            <text:p>23.8647</text:p>
          </table:table-cell>
          <table:table-cell table:formula="of:=SQRT(([.A5]-[.A4])^2+([.B5]-[.B4])^2)" office:value-type="float" office:value="1.28245178466872" calcext:value-type="float">
            <text:p>1.28245178466872</text:p>
          </table:table-cell>
          <table:table-cell table:number-columns-repeated="2"/>
        </table:table-row>
        <table:table-row table:style-name="ro1">
          <table:table-cell office:value-type="float" office:value="24.3308" calcext:value-type="float">
            <text:p>24.3308</text:p>
          </table:table-cell>
          <table:table-cell office:value-type="float" office:value="22.6274" calcext:value-type="float">
            <text:p>22.6274</text:p>
          </table:table-cell>
          <table:table-cell table:formula="of:=SQRT(([.A6]-[.A5])^2+([.B6]-[.B5])^2)" office:value-type="float" office:value="0.366445521189716" calcext:value-type="float">
            <text:p>0.366445521189716</text:p>
          </table:table-cell>
          <table:table-cell table:number-columns-repeated="2"/>
        </table:table-row>
        <table:table-row table:style-name="ro1">
          <table:table-cell office:value-type="float" office:value="24.2702" calcext:value-type="float">
            <text:p>24.2702</text:p>
          </table:table-cell>
          <table:table-cell office:value-type="float" office:value="22.266" calcext:value-type="float">
            <text:p>22.266</text:p>
          </table:table-cell>
          <table:table-cell table:formula="of:=SQRT(([.A7]-[.A6])^2+([.B7]-[.B6])^2)" office:value-type="float" office:value="0.595370405713958" calcext:value-type="float">
            <text:p>0.595370405713958</text:p>
          </table:table-cell>
          <table:table-cell table:number-columns-repeated="2"/>
        </table:table-row>
        <table:table-row table:style-name="ro1">
          <table:table-cell office:value-type="float" office:value="24.6078" calcext:value-type="float">
            <text:p>24.6078</text:p>
          </table:table-cell>
          <table:table-cell office:value-type="float" office:value="22.7564" calcext:value-type="float">
            <text:p>22.7564</text:p>
          </table:table-cell>
          <table:table-cell table:formula="of:=SQRT(([.A8]-[.A7])^2+([.B8]-[.B7])^2)" office:value-type="float" office:value="0.689093680133551" calcext:value-type="float">
            <text:p>0.689093680133551</text:p>
          </table:table-cell>
          <table:table-cell table:number-columns-repeated="2"/>
        </table:table-row>
        <table:table-row table:style-name="ro1">
          <table:table-cell office:value-type="float" office:value="24.3311" calcext:value-type="float">
            <text:p>24.3311</text:p>
          </table:table-cell>
          <table:table-cell office:value-type="float" office:value="22.1253" calcext:value-type="float">
            <text:p>22.1253</text:p>
          </table:table-cell>
          <table:table-cell table:formula="of:=SQRT(([.A9]-[.A8])^2+([.B9]-[.B8])^2)" office:value-type="float" office:value="0.507380764318082" calcext:value-type="float">
            <text:p>0.507380764318082</text:p>
          </table:table-cell>
          <table:table-cell table:number-columns-repeated="2"/>
        </table:table-row>
        <table:table-row table:style-name="ro1">
          <table:table-cell office:value-type="float" office:value="24.0841" calcext:value-type="float">
            <text:p>24.0841</text:p>
          </table:table-cell>
          <table:table-cell office:value-type="float" office:value="21.6821" calcext:value-type="float">
            <text:p>21.6821</text:p>
          </table:table-cell>
          <table:table-cell table:formula="of:=SQRT(([.A10]-[.A9])^2+([.B10]-[.B9])^2)" office:value-type="float" office:value="0.611490678587988" calcext:value-type="float">
            <text:p>0.611490678587988</text:p>
          </table:table-cell>
          <table:table-cell table:number-columns-repeated="2"/>
        </table:table-row>
        <table:table-row table:style-name="ro1">
          <table:table-cell office:value-type="float" office:value="23.776" calcext:value-type="float">
            <text:p>23.776</text:p>
          </table:table-cell>
          <table:table-cell office:value-type="float" office:value="21.1539" calcext:value-type="float">
            <text:p>21.1539</text:p>
          </table:table-cell>
          <table:table-cell table:formula="of:=SQRT(([.A11]-[.A10])^2+([.B11]-[.B10])^2)" office:value-type="float" office:value="0.721238074424804" calcext:value-type="float">
            <text:p>0.721238074424804</text:p>
          </table:table-cell>
          <table:table-cell table:number-columns-repeated="2"/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20.6945" calcext:value-type="float">
            <text:p>20.6945</text:p>
          </table:table-cell>
          <table:table-cell table:formula="of:=SQRT(([.A12]-[.A11])^2+([.B12]-[.B11])^2)" office:value-type="float" office:value="0.876904835201631" calcext:value-type="float">
            <text:p>0.876904835201631</text:p>
          </table:table-cell>
          <table:table-cell table:number-columns-repeated="2"/>
        </table:table-row>
        <table:table-row table:style-name="ro1">
          <table:table-cell office:value-type="float" office:value="22.3465" calcext:value-type="float">
            <text:p>22.3465</text:p>
          </table:table-cell>
          <table:table-cell office:value-type="float" office:value="20.6173" calcext:value-type="float">
            <text:p>20.6173</text:p>
          </table:table-cell>
          <table:table-cell table:formula="of:=SQRT(([.A13]-[.A12])^2+([.B13]-[.B12])^2)" office:value-type="float" office:value="1.16196196151165" calcext:value-type="float">
            <text:p>1.16196196151165</text:p>
          </table:table-cell>
          <table:table-cell table:number-columns-repeated="2"/>
        </table:table-row>
        <table:table-row table:style-name="ro1">
          <table:table-cell office:value-type="float" office:value="21.1847" calcext:value-type="float">
            <text:p>21.1847</text:p>
          </table:table-cell>
          <table:table-cell office:value-type="float" office:value="20.6367" calcext:value-type="float">
            <text:p>20.6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122.74" calcext:value-type="float">
            <text:p>112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2.9419" calcext:value-type="float">
            <text:p>22.9419</text:p>
          </table:table-cell>
          <table:table-cell office:value-type="float" office:value="20.4861" calcext:value-type="float">
            <text:p>20.4861</text:p>
          </table:table-cell>
          <table:table-cell table:number-columns-repeated="3"/>
        </table:table-row>
        <table:table-row table:style-name="ro1">
          <table:table-cell office:value-type="float" office:value="22.7012" calcext:value-type="float">
            <text:p>22.7012</text:p>
          </table:table-cell>
          <table:table-cell office:value-type="float" office:value="20.8251" calcext:value-type="float">
            <text:p>20.8251</text:p>
          </table:table-cell>
          <table:table-cell table:number-columns-repeated="3"/>
        </table:table-row>
        <table:table-row table:style-name="ro1">
          <table:table-cell office:value-type="float" office:value="23.5151" calcext:value-type="float">
            <text:p>23.5151</text:p>
          </table:table-cell>
          <table:table-cell office:value-type="float" office:value="20.9698" calcext:value-type="float">
            <text:p>20.9698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3665" calcext:value-type="float">
            <text:p>24.3665</text:p>
          </table:table-cell>
          <table:table-cell office:value-type="float" office:value="21.4724" calcext:value-type="float">
            <text:p>21.4724</text:p>
          </table:table-cell>
          <table:table-cell table:number-columns-repeated="3"/>
        </table:table-row>
        <table:table-row table:style-name="ro1">
          <table:table-cell office:value-type="float" office:value="24.8861" calcext:value-type="float">
            <text:p>24.8861</text:p>
          </table:table-cell>
          <table:table-cell office:value-type="float" office:value="22.1046" calcext:value-type="float">
            <text:p>22.1046</text:p>
          </table:table-cell>
          <table:table-cell table:number-columns-repeated="3"/>
        </table:table-row>
        <table:table-row table:style-name="ro1">
          <table:table-cell office:value-type="float" office:value="25.4154" calcext:value-type="float">
            <text:p>25.4154</text:p>
          </table:table-cell>
          <table:table-cell office:value-type="float" office:value="22.473" calcext:value-type="float">
            <text:p>22.473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8369" calcext:value-type="float">
            <text:p>26.8369</text:p>
          </table:table-cell>
          <table:table-cell office:value-type="float" office:value="23.1948" calcext:value-type="float">
            <text:p>23.1948</text:p>
          </table:table-cell>
          <table:table-cell table:number-columns-repeated="3"/>
        </table:table-row>
        <table:table-row table:style-name="ro1">
          <table:table-cell office:value-type="float" office:value="26.9432" calcext:value-type="float">
            <text:p>26.9432</text:p>
          </table:table-cell>
          <table:table-cell office:value-type="float" office:value="23.2279" calcext:value-type="float">
            <text:p>23.2279</text:p>
          </table:table-cell>
          <table:table-cell table:number-columns-repeated="3"/>
        </table:table-row>
        <table:table-row table:style-name="ro1">
          <table:table-cell office:value-type="float" office:value="27.7335" calcext:value-type="float">
            <text:p>27.7335</text:p>
          </table:table-cell>
          <table:table-cell office:value-type="float" office:value="23.6016" calcext:value-type="float">
            <text:p>23.6016</text:p>
          </table:table-cell>
          <table:table-cell table:number-columns-repeated="3"/>
        </table:table-row>
        <table:table-row table:style-name="ro1">
          <table:table-cell office:value-type="float" office:value="28.2663" calcext:value-type="float">
            <text:p>28.2663</text:p>
          </table:table-cell>
          <table:table-cell office:value-type="float" office:value="23.8591" calcext:value-type="float">
            <text:p>23.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7.9852" calcext:value-type="float">
            <text:p>27.9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8508" calcext:value-type="float">
            <text:p>27.8508</text:p>
          </table:table-cell>
          <table:table-cell office:value-type="float" office:value="24.4425" calcext:value-type="float">
            <text:p>24.4425</text:p>
          </table:table-cell>
          <table:table-cell table:number-columns-repeated="3"/>
        </table:table-row>
        <table:table-row table:style-name="ro1">
          <table:table-cell office:value-type="float" office:value="27.9405" calcext:value-type="float">
            <text:p>27.9405</text:p>
          </table:table-cell>
          <table:table-cell office:value-type="float" office:value="25.224" calcext:value-type="float">
            <text:p>25.224</text:p>
          </table:table-cell>
          <table:table-cell table:number-columns-repeated="3"/>
        </table:table-row>
        <table:table-row table:style-name="ro1">
          <table:table-cell office:value-type="float" office:value="28.0121" calcext:value-type="float">
            <text:p>28.0121</text:p>
          </table:table-cell>
          <table:table-cell office:value-type="float" office:value="26.0159" calcext:value-type="float">
            <text:p>26.0159</text:p>
          </table:table-cell>
          <table:table-cell table:number-columns-repeated="3"/>
        </table:table-row>
        <table:table-row table:style-name="ro1">
          <table:table-cell office:value-type="float" office:value="28.045" calcext:value-type="float">
            <text:p>28.045</text:p>
          </table:table-cell>
          <table:table-cell office:value-type="float" office:value="26.3078" calcext:value-type="float">
            <text:p>26.307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2007" calcext:value-type="float">
            <text:p>28.2007</text:p>
          </table:table-cell>
          <table:table-cell office:value-type="float" office:value="27.8261" calcext:value-type="float">
            <text:p>27.8261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3.1694" calcext:value-type="float">
            <text:p>23.1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7.0059" calcext:value-type="float">
            <text:p>27.0059</text:p>
          </table:table-cell>
          <table:table-cell office:value-type="float" office:value="28.9563" calcext:value-type="float">
            <text:p>28.9563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6.2628" calcext:value-type="float">
            <text:p>26.2628</text:p>
          </table:table-cell>
          <table:table-cell office:value-type="float" office:value="29.0575" calcext:value-type="float">
            <text:p>29.0575</text:p>
          </table:table-cell>
          <table:table-cell table:number-columns-repeated="3"/>
        </table:table-row>
        <table:table-row table:style-name="ro1">
          <table:table-cell office:value-type="float" office:value="26.0394" calcext:value-type="float">
            <text:p>26.0394</text:p>
          </table:table-cell>
          <table:table-cell office:value-type="float" office:value="28.7539" calcext:value-type="float">
            <text:p>28.7539</text:p>
          </table:table-cell>
          <table:table-cell table:number-columns-repeated="3"/>
        </table:table-row>
        <table:table-row table:style-name="ro1">
          <table:table-cell office:value-type="float" office:value="26.2321" calcext:value-type="float">
            <text:p>26.2321</text:p>
          </table:table-cell>
          <table:table-cell office:value-type="float" office:value="28.9963" calcext:value-type="float">
            <text:p>28.9963</text:p>
          </table:table-cell>
          <table:table-cell table:number-columns-repeated="3"/>
        </table:table-row>
        <table:table-row table:style-name="ro1">
          <table:table-cell office:value-type="float" office:value="26.0394" calcext:value-type="float">
            <text:p>26.0394</text:p>
          </table:table-cell>
          <table:table-cell office:value-type="float" office:value="28.7539" calcext:value-type="float">
            <text:p>28.7539</text:p>
          </table:table-cell>
          <table:table-cell table:number-columns-repeated="3"/>
        </table:table-row>
        <table:table-row table:style-name="ro1">
          <table:table-cell office:value-type="float" office:value="25.8622" calcext:value-type="float">
            <text:p>25.8622</text:p>
          </table:table-cell>
          <table:table-cell office:value-type="float" office:value="28.0239" calcext:value-type="float">
            <text:p>28.0239</text:p>
          </table:table-cell>
          <table:table-cell table:number-columns-repeated="3"/>
        </table:table-row>
        <table:table-row table:style-name="ro1">
          <table:table-cell office:value-type="float" office:value="25.6835" calcext:value-type="float">
            <text:p>25.6835</text:p>
          </table:table-cell>
          <table:table-cell office:value-type="float" office:value="27.2448" calcext:value-type="float">
            <text:p>27.2448</text:p>
          </table:table-cell>
          <table:table-cell table:number-columns-repeated="3"/>
        </table:table-row>
        <table:table-row table:style-name="ro1">
          <table:table-cell office:value-type="float" office:value="25.5353" calcext:value-type="float">
            <text:p>25.5353</text:p>
          </table:table-cell>
          <table:table-cell office:value-type="float" office:value="26.5395" calcext:value-type="float">
            <text:p>26.5395</text:p>
          </table:table-cell>
          <table:table-cell table:number-columns-repeated="3"/>
        </table:table-row>
        <table:table-row table:style-name="ro1">
          <table:table-cell office:value-type="float" office:value="25.312" calcext:value-type="float">
            <text:p>25.312</text:p>
          </table:table-cell>
          <table:table-cell office:value-type="float" office:value="25.7759" calcext:value-type="float">
            <text:p>25.7759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5982" calcext:value-type="float">
            <text:p>28.5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formula="of:=SQRT(([.A62]-[.A61])^2+([.B62]-[.B61])^2)" office:value-type="float" office:value="0.323204656525863" calcext:value-type="float">
            <text:p>0.323204656525863</text:p>
          </table:table-cell>
          <table:table-cell/>
          <table:table-cell table:formula="of:=SUM([.C61:.C72])" office:value-type="float" office:value="6.79480069565336" calcext:value-type="float">
            <text:p>6.79480069565336</text:p>
          </table:table-cell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formula="of:=SQRT(([.A63]-[.A62])^2+([.B63]-[.B62])^2)" office:value-type="float" office:value="0.707536465491354" calcext:value-type="float">
            <text:p>0.707536465491354</text:p>
          </table:table-cell>
          <table:table-cell table:number-columns-repeated="2"/>
        </table:table-row>
        <table:table-row table:style-name="ro1">
          <table:table-cell office:value-type="float" office:value="24.6673" calcext:value-type="float">
            <text:p>24.6673</text:p>
          </table:table-cell>
          <table:table-cell office:value-type="float" office:value="23.7241" calcext:value-type="float">
            <text:p>23.7241</text:p>
          </table:table-cell>
          <table:table-cell table:formula="of:=SQRT(([.A64]-[.A63])^2+([.B64]-[.B63])^2)" office:value-type="float" office:value="0.619169637498481" calcext:value-type="float">
            <text:p>0.619169637498481</text:p>
          </table:table-cell>
          <table:table-cell table:number-columns-repeated="2"/>
        </table:table-row>
        <table:table-row table:style-name="ro1">
          <table:table-cell office:value-type="float" office:value="24.5225" calcext:value-type="float">
            <text:p>24.5225</text:p>
          </table:table-cell>
          <table:table-cell office:value-type="float" office:value="23.1221" calcext:value-type="float">
            <text:p>23.1221</text:p>
          </table:table-cell>
          <table:table-cell table:formula="of:=SQRT(([.A65]-[.A64])^2+([.B65]-[.B64])^2)" office:value-type="float" office:value="0.750029766075988" calcext:value-type="float">
            <text:p>0.750029766075988</text:p>
          </table:table-cell>
          <table:table-cell table:number-columns-repeated="2"/>
        </table:table-row>
        <table:table-row table:style-name="ro1">
          <table:table-cell office:value-type="float" office:value="24.3208" calcext:value-type="float">
            <text:p>24.3208</text:p>
          </table:table-cell>
          <table:table-cell office:value-type="float" office:value="22.3997" calcext:value-type="float">
            <text:p>22.3997</text:p>
          </table:table-cell>
          <table:table-cell table:formula="of:=SQRT(([.A66]-[.A65])^2+([.B66]-[.B65])^2)" office:value-type="float" office:value="0.799725402872761" calcext:value-type="float">
            <text:p>0.799725402872761</text:p>
          </table:table-cell>
          <table:table-cell table:number-columns-repeated="2"/>
        </table:table-row>
        <table:table-row table:style-name="ro1">
          <table:table-cell office:value-type="float" office:value="24.1382" calcext:value-type="float">
            <text:p>24.1382</text:p>
          </table:table-cell>
          <table:table-cell office:value-type="float" office:value="21.6211" calcext:value-type="float">
            <text:p>21.6211</text:p>
          </table:table-cell>
          <table:table-cell table:formula="of:=SQRT(([.A67]-[.A66])^2+([.B67]-[.B66])^2)" office:value-type="float" office:value="0.155089425816206" calcext:value-type="float">
            <text:p>0.155089425816206</text:p>
          </table:table-cell>
          <table:table-cell table:number-columns-repeated="2"/>
        </table:table-row>
        <table:table-row table:style-name="ro1">
          <table:table-cell office:value-type="float" office:value="24.0555" calcext:value-type="float">
            <text:p>24.0555</text:p>
          </table:table-cell>
          <table:table-cell office:value-type="float" office:value="21.4899" calcext:value-type="float">
            <text:p>21.4899</text:p>
          </table:table-cell>
          <table:table-cell table:formula="of:=SQRT(([.A68]-[.A67])^2+([.B68]-[.B67])^2)" office:value-type="float" office:value="0.706556699777163" calcext:value-type="float">
            <text:p>0.706556699777163</text:p>
          </table:table-cell>
          <table:table-cell table:number-columns-repeated="2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formula="of:=SQRT(([.A69]-[.A68])^2+([.B69]-[.B68])^2)" office:value-type="float" office:value="0.560289782166336" calcext:value-type="float">
            <text:p>0.560289782166336</text:p>
          </table:table-cell>
          <table:table-cell table:number-columns-repeated="2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formula="of:=SQRT(([.A70]-[.A69])^2+([.B70]-[.B69])^2)" office:value-type="float" office:value="0.437976551883774" calcext:value-type="float">
            <text:p>0.437976551883774</text:p>
          </table:table-cell>
          <table:table-cell table:number-columns-repeated="2"/>
        </table:table-row>
        <table:table-row table:style-name="ro1">
          <table:table-cell office:value-type="float" office:value="22.6688" calcext:value-type="float">
            <text:p>22.6688</text:p>
          </table:table-cell>
          <table:table-cell office:value-type="float" office:value="20.7941" calcext:value-type="float">
            <text:p>20.7941</text:p>
          </table:table-cell>
          <table:table-cell table:formula="of:=SQRT(([.A71]-[.A70])^2+([.B71]-[.B70])^2)" office:value-type="float" office:value="0.752491707595506" calcext:value-type="float">
            <text:p>0.752491707595506</text:p>
          </table:table-cell>
          <table:table-cell table:number-columns-repeated="2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formula="of:=SQRT(([.A72]-[.A71])^2+([.B72]-[.B71])^2)" office:value-type="float" office:value="0.604293471750277" calcext:value-type="float">
            <text:p>0.604293471750277</text:p>
          </table:table-cell>
          <table:table-cell table:number-columns-repeated="2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formula="of:=SQRT(([.A73]-[.A72])^2+([.B73]-[.B72])^2)" office:value-type="float" office:value="0.37843712819965" calcext:value-type="float">
            <text:p>0.37843712819965</text:p>
          </table:table-cell>
          <table:table-cell table:number-columns-repeated="2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5021.9" calcext:value-type="float">
            <text:p>5021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6688" calcext:value-type="float">
            <text:p>22.6688</text:p>
          </table:table-cell>
          <table:table-cell office:value-type="float" office:value="20.7941" calcext:value-type="float">
            <text:p>20.7941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2.7012" calcext:value-type="float">
            <text:p>22.7012</text:p>
          </table:table-cell>
          <table:table-cell office:value-type="float" office:value="20.8251" calcext:value-type="float">
            <text:p>20.8251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5151" calcext:value-type="float">
            <text:p>23.5151</text:p>
          </table:table-cell>
          <table:table-cell office:value-type="float" office:value="20.9698" calcext:value-type="float">
            <text:p>20.9698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4.2055" calcext:value-type="float">
            <text:p>24.2055</text:p>
          </table:table-cell>
          <table:table-cell office:value-type="float" office:value="21.421" calcext:value-type="float">
            <text:p>21.421</text:p>
          </table:table-cell>
          <table:table-cell table:number-columns-repeated="3"/>
        </table:table-row>
        <table:table-row table:style-name="ro1">
          <table:table-cell office:value-type="float" office:value="24.6643" calcext:value-type="float">
            <text:p>24.6643</text:p>
          </table:table-cell>
          <table:table-cell office:value-type="float" office:value="21.8634" calcext:value-type="float">
            <text:p>21.8634</text:p>
          </table:table-cell>
          <table:table-cell table:number-columns-repeated="3"/>
        </table:table-row>
        <table:table-row table:style-name="ro1">
          <table:table-cell office:value-type="float" office:value="24.935" calcext:value-type="float">
            <text:p>24.935</text:p>
          </table:table-cell>
          <table:table-cell office:value-type="float" office:value="22.1709" calcext:value-type="float">
            <text:p>22.1709</text:p>
          </table:table-cell>
          <table:table-cell table:number-columns-repeated="3"/>
        </table:table-row>
        <table:table-row table:style-name="ro1">
          <table:table-cell office:value-type="float" office:value="25.4091" calcext:value-type="float">
            <text:p>25.4091</text:p>
          </table:table-cell>
          <table:table-cell office:value-type="float" office:value="22.6631" calcext:value-type="float">
            <text:p>22.6631</text:p>
          </table:table-cell>
          <table:table-cell table:number-columns-repeated="3"/>
        </table:table-row>
        <table:table-row table:style-name="ro1">
          <table:table-cell office:value-type="float" office:value="25.4154" calcext:value-type="float">
            <text:p>25.4154</text:p>
          </table:table-cell>
          <table:table-cell office:value-type="float" office:value="22.473" calcext:value-type="float">
            <text:p>22.473</text:p>
          </table:table-cell>
          <table:table-cell table:number-columns-repeated="3"/>
        </table:table-row>
        <table:table-row table:style-name="ro1">
          <table:table-cell office:value-type="float" office:value="25.8041" calcext:value-type="float">
            <text:p>25.8041</text:p>
          </table:table-cell>
          <table:table-cell office:value-type="float" office:value="22.7604" calcext:value-type="float">
            <text:p>22.7604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284" calcext:value-type="float">
            <text:p>28.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6109" calcext:value-type="float">
            <text:p>27.6109</text:p>
          </table:table-cell>
          <table:table-cell office:value-type="float" office:value="24.2238" calcext:value-type="float">
            <text:p>24.2238</text:p>
          </table:table-cell>
          <table:table-cell table:number-columns-repeated="3"/>
        </table:table-row>
        <table:table-row table:style-name="ro1">
          <table:table-cell office:value-type="float" office:value="27.6669" calcext:value-type="float">
            <text:p>27.6669</text:p>
          </table:table-cell>
          <table:table-cell office:value-type="float" office:value="24.4614" calcext:value-type="float">
            <text:p>24.4614</text:p>
          </table:table-cell>
          <table:table-cell table:number-columns-repeated="3"/>
        </table:table-row>
        <table:table-row table:style-name="ro1">
          <table:table-cell office:value-type="float" office:value="27.8651" calcext:value-type="float">
            <text:p>27.8651</text:p>
          </table:table-cell>
          <table:table-cell office:value-type="float" office:value="25.0779" calcext:value-type="float">
            <text:p>25.0779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121" calcext:value-type="float">
            <text:p>28.0121</text:p>
          </table:table-cell>
          <table:table-cell office:value-type="float" office:value="26.0159" calcext:value-type="float">
            <text:p>26.0159</text:p>
          </table:table-cell>
          <table:table-cell table:number-columns-repeated="3"/>
        </table:table-row>
        <table:table-row table:style-name="ro1">
          <table:table-cell office:value-type="float" office:value="28.045" calcext:value-type="float">
            <text:p>28.045</text:p>
          </table:table-cell>
          <table:table-cell office:value-type="float" office:value="26.3078" calcext:value-type="float">
            <text:p>26.307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058" calcext:value-type="float">
            <text:p>28.2058</text:p>
          </table:table-cell>
          <table:table-cell office:value-type="float" office:value="28.4899" calcext:value-type="float">
            <text:p>28.4899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0.7474" calcext:value-type="float">
            <text:p>30.7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757" calcext:value-type="float">
            <text:p>27.757</text:p>
          </table:table-cell>
          <table:table-cell office:value-type="float" office:value="28.9497" calcext:value-type="float">
            <text:p>28.9497</text:p>
          </table:table-cell>
          <table:table-cell table:number-columns-repeated="3"/>
        </table:table-row>
        <table:table-row table:style-name="ro1">
          <table:table-cell office:value-type="float" office:value="27.0059" calcext:value-type="float">
            <text:p>27.0059</text:p>
          </table:table-cell>
          <table:table-cell office:value-type="float" office:value="28.9563" calcext:value-type="float">
            <text:p>28.9563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6.0394" calcext:value-type="float">
            <text:p>26.0394</text:p>
          </table:table-cell>
          <table:table-cell office:value-type="float" office:value="28.7539" calcext:value-type="float">
            <text:p>28.7539</text:p>
          </table:table-cell>
          <table:table-cell table:number-columns-repeated="3"/>
        </table:table-row>
        <table:table-row table:style-name="ro1">
          <table:table-cell office:value-type="float" office:value="25.9026" calcext:value-type="float">
            <text:p>25.9026</text:p>
          </table:table-cell>
          <table:table-cell office:value-type="float" office:value="28.2047" calcext:value-type="float">
            <text:p>28.2047</text:p>
          </table:table-cell>
          <table:table-cell table:number-columns-repeated="3"/>
        </table:table-row>
        <table:table-row table:style-name="ro1">
          <table:table-cell office:value-type="float" office:value="25.8622" calcext:value-type="float">
            <text:p>25.8622</text:p>
          </table:table-cell>
          <table:table-cell office:value-type="float" office:value="28.0239" calcext:value-type="float">
            <text:p>28.0239</text:p>
          </table:table-cell>
          <table:table-cell table:number-columns-repeated="3"/>
        </table:table-row>
        <table:table-row table:style-name="ro1">
          <table:table-cell office:value-type="float" office:value="25.8651" calcext:value-type="float">
            <text:p>25.8651</text:p>
          </table:table-cell>
          <table:table-cell office:value-type="float" office:value="28.3122" calcext:value-type="float">
            <text:p>28.3122</text:p>
          </table:table-cell>
          <table:table-cell table:number-columns-repeated="3"/>
        </table:table-row>
        <table:table-row table:style-name="ro1">
          <table:table-cell office:value-type="float" office:value="25.7184" calcext:value-type="float">
            <text:p>25.7184</text:p>
          </table:table-cell>
          <table:table-cell office:value-type="float" office:value="27.7502" calcext:value-type="float">
            <text:p>27.7502</text:p>
          </table:table-cell>
          <table:table-cell table:number-columns-repeated="3"/>
        </table:table-row>
        <table:table-row table:style-name="ro1">
          <table:table-cell office:value-type="float" office:value="25.6152" calcext:value-type="float">
            <text:p>25.6152</text:p>
          </table:table-cell>
          <table:table-cell office:value-type="float" office:value="27.3774" calcext:value-type="float">
            <text:p>27.3774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3357" calcext:value-type="float">
            <text:p>25.3357</text:p>
          </table:table-cell>
          <table:table-cell office:value-type="float" office:value="26.2926" calcext:value-type="float">
            <text:p>26.2926</text:p>
          </table:table-cell>
          <table:table-cell table:number-columns-repeated="3"/>
        </table:table-row>
        <table:table-row table:style-name="ro1">
          <table:table-cell office:value-type="float" office:value="25.2392" calcext:value-type="float">
            <text:p>25.2392</text:p>
          </table:table-cell>
          <table:table-cell office:value-type="float" office:value="25.9636" calcext:value-type="float">
            <text:p>25.9636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7.1799" calcext:value-type="float">
            <text:p>27.1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673" calcext:value-type="float">
            <text:p>24.6673</text:p>
          </table:table-cell>
          <table:table-cell office:value-type="float" office:value="23.7241" calcext:value-type="float">
            <text:p>23.7241</text:p>
          </table:table-cell>
          <table:table-cell table:number-columns-repeated="3"/>
        </table:table-row>
        <table:table-row table:style-name="ro1">
          <table:table-cell office:value-type="float" office:value="24.5225" calcext:value-type="float">
            <text:p>24.5225</text:p>
          </table:table-cell>
          <table:table-cell office:value-type="float" office:value="23.1221" calcext:value-type="float">
            <text:p>23.1221</text:p>
          </table:table-cell>
          <table:table-cell table:number-columns-repeated="3"/>
        </table:table-row>
        <table:table-row table:style-name="ro1">
          <table:table-cell office:value-type="float" office:value="24.3208" calcext:value-type="float">
            <text:p>24.3208</text:p>
          </table:table-cell>
          <table:table-cell office:value-type="float" office:value="22.3997" calcext:value-type="float">
            <text:p>22.3997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4.0555" calcext:value-type="float">
            <text:p>24.0555</text:p>
          </table:table-cell>
          <table:table-cell office:value-type="float" office:value="21.4899" calcext:value-type="float">
            <text:p>21.4899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3.0024" calcext:value-type="float">
            <text:p>23.0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4912" calcext:value-type="float">
            <text:p>25.4912</text:p>
          </table:table-cell>
          <table:table-cell office:value-type="float" office:value="22.4662" calcext:value-type="float">
            <text:p>22.4662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4.9838" calcext:value-type="float">
            <text:p>24.9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7275" calcext:value-type="float">
            <text:p>27.7275</text:p>
          </table:table-cell>
          <table:table-cell office:value-type="float" office:value="24.0863" calcext:value-type="float">
            <text:p>24.0863</text:p>
          </table:table-cell>
          <table:table-cell table:number-columns-repeated="3"/>
        </table:table-row>
        <table:table-row table:style-name="ro1">
          <table:table-cell office:value-type="float" office:value="27.8554" calcext:value-type="float">
            <text:p>27.8554</text:p>
          </table:table-cell>
          <table:table-cell office:value-type="float" office:value="24.805" calcext:value-type="float">
            <text:p>24.805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658" calcext:value-type="float">
            <text:p>28.1658</text:p>
          </table:table-cell>
          <table:table-cell office:value-type="float" office:value="26.5147" calcext:value-type="float">
            <text:p>26.5147</text:p>
          </table:table-cell>
          <table:table-cell table:number-columns-repeated="3"/>
        </table:table-row>
        <table:table-row table:style-name="ro1">
          <table:table-cell office:value-type="float" office:value="28.2608" calcext:value-type="float">
            <text:p>28.2608</text:p>
          </table:table-cell>
          <table:table-cell office:value-type="float" office:value="27.0591" calcext:value-type="float">
            <text:p>27.0591</text:p>
          </table:table-cell>
          <table:table-cell table:number-columns-repeated="3"/>
        </table:table-row>
        <table:table-row table:style-name="ro1">
          <table:table-cell office:value-type="float" office:value="28.3736" calcext:value-type="float">
            <text:p>28.3736</text:p>
          </table:table-cell>
          <table:table-cell office:value-type="float" office:value="27.8006" calcext:value-type="float">
            <text:p>27.8006</text:p>
          </table:table-cell>
          <table:table-cell table:number-columns-repeated="3"/>
        </table:table-row>
        <table:table-row table:style-name="ro1">
          <table:table-cell office:value-type="float" office:value="28.3428" calcext:value-type="float">
            <text:p>28.3428</text:p>
          </table:table-cell>
          <table:table-cell office:value-type="float" office:value="27.978" calcext:value-type="float">
            <text:p>27.978</text:p>
          </table:table-cell>
          <table:table-cell table:number-columns-repeated="3"/>
        </table:table-row>
        <table:table-row table:style-name="ro1">
          <table:table-cell office:value-type="float" office:value="28.3163" calcext:value-type="float">
            <text:p>28.3163</text:p>
          </table:table-cell>
          <table:table-cell office:value-type="float" office:value="28.7112" calcext:value-type="float">
            <text:p>28.7112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0588" calcext:value-type="float">
            <text:p>28.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3163" calcext:value-type="float">
            <text:p>28.3163</text:p>
          </table:table-cell>
          <table:table-cell office:value-type="float" office:value="28.7112" calcext:value-type="float">
            <text:p>28.7112</text:p>
          </table:table-cell>
          <table:table-cell table:number-columns-repeated="3"/>
        </table:table-row>
        <table:table-row table:style-name="ro1">
          <table:table-cell office:value-type="float" office:value="28.3428" calcext:value-type="float">
            <text:p>28.3428</text:p>
          </table:table-cell>
          <table:table-cell office:value-type="float" office:value="27.978" calcext:value-type="float">
            <text:p>27.978</text:p>
          </table:table-cell>
          <table:table-cell table:number-columns-repeated="3"/>
        </table:table-row>
        <table:table-row table:style-name="ro1">
          <table:table-cell office:value-type="float" office:value="27.9434" calcext:value-type="float">
            <text:p>27.9434</text:p>
          </table:table-cell>
          <table:table-cell office:value-type="float" office:value="28.8489" calcext:value-type="float">
            <text:p>28.8489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7.0053" calcext:value-type="float">
            <text:p>27.0053</text:p>
          </table:table-cell>
          <table:table-cell office:value-type="float" office:value="29.0348" calcext:value-type="float">
            <text:p>29.0348</text:p>
          </table:table-cell>
          <table:table-cell table:number-columns-repeated="3"/>
        </table:table-row>
        <table:table-row table:style-name="ro1">
          <table:table-cell office:value-type="float" office:value="26.9496" calcext:value-type="float">
            <text:p>26.9496</text:p>
          </table:table-cell>
          <table:table-cell office:value-type="float" office:value="29.1557" calcext:value-type="float">
            <text:p>29.1557</text:p>
          </table:table-cell>
          <table:table-cell table:number-columns-repeated="3"/>
        </table:table-row>
        <table:table-row table:style-name="ro1">
          <table:table-cell office:value-type="float" office:value="27.0053" calcext:value-type="float">
            <text:p>27.0053</text:p>
          </table:table-cell>
          <table:table-cell office:value-type="float" office:value="29.0348" calcext:value-type="float">
            <text:p>29.0348</text:p>
          </table:table-cell>
          <table:table-cell table:number-columns-repeated="3"/>
        </table:table-row>
        <table:table-row table:style-name="ro1">
          <table:table-cell office:value-type="float" office:value="26.7884" calcext:value-type="float">
            <text:p>26.7884</text:p>
          </table:table-cell>
          <table:table-cell office:value-type="float" office:value="29.0423" calcext:value-type="float">
            <text:p>29.0423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6.0367" calcext:value-type="float">
            <text:p>26.0367</text:p>
          </table:table-cell>
          <table:table-cell office:value-type="float" office:value="28.7533" calcext:value-type="float">
            <text:p>28.7533</text:p>
          </table:table-cell>
          <table:table-cell table:number-columns-repeated="3"/>
        </table:table-row>
        <table:table-row table:style-name="ro1">
          <table:table-cell office:value-type="float" office:value="25.8651" calcext:value-type="float">
            <text:p>25.8651</text:p>
          </table:table-cell>
          <table:table-cell office:value-type="float" office:value="28.3122" calcext:value-type="float">
            <text:p>28.3122</text:p>
          </table:table-cell>
          <table:table-cell table:number-columns-repeated="3"/>
        </table:table-row>
        <table:table-row table:style-name="ro1">
          <table:table-cell office:value-type="float" office:value="25.7184" calcext:value-type="float">
            <text:p>25.7184</text:p>
          </table:table-cell>
          <table:table-cell office:value-type="float" office:value="27.7502" calcext:value-type="float">
            <text:p>27.7502</text:p>
          </table:table-cell>
          <table:table-cell table:number-columns-repeated="3"/>
        </table:table-row>
        <table:table-row table:style-name="ro1">
          <table:table-cell office:value-type="float" office:value="25.6155" calcext:value-type="float">
            <text:p>25.6155</text:p>
          </table:table-cell>
          <table:table-cell office:value-type="float" office:value="27.4133" calcext:value-type="float">
            <text:p>27.4133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3417" calcext:value-type="float">
            <text:p>25.3417</text:p>
          </table:table-cell>
          <table:table-cell office:value-type="float" office:value="26.4185" calcext:value-type="float">
            <text:p>26.4185</text:p>
          </table:table-cell>
          <table:table-cell table:number-columns-repeated="3"/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25.8925" calcext:value-type="float">
            <text:p>25.8925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7.7984" calcext:value-type="float">
            <text:p>27.7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673" calcext:value-type="float">
            <text:p>24.6673</text:p>
          </table:table-cell>
          <table:table-cell office:value-type="float" office:value="23.7241" calcext:value-type="float">
            <text:p>23.7241</text:p>
          </table:table-cell>
          <table:table-cell table:number-columns-repeated="3"/>
        </table:table-row>
        <table:table-row table:style-name="ro1">
          <table:table-cell office:value-type="float" office:value="24.552" calcext:value-type="float">
            <text:p>24.552</text:p>
          </table:table-cell>
          <table:table-cell office:value-type="float" office:value="23.036" calcext:value-type="float">
            <text:p>23.036</text:p>
          </table:table-cell>
          <table:table-cell table:number-columns-repeated="3"/>
        </table:table-row>
        <table:table-row table:style-name="ro1">
          <table:table-cell office:value-type="float" office:value="24.4619" calcext:value-type="float">
            <text:p>24.4619</text:p>
          </table:table-cell>
          <table:table-cell office:value-type="float" office:value="22.6268" calcext:value-type="float">
            <text:p>22.6268</text:p>
          </table:table-cell>
          <table:table-cell table:number-columns-repeated="3"/>
        </table:table-row>
        <table:table-row table:style-name="ro1">
          <table:table-cell office:value-type="float" office:value="24.3208" calcext:value-type="float">
            <text:p>24.3208</text:p>
          </table:table-cell>
          <table:table-cell office:value-type="float" office:value="22.3997" calcext:value-type="float">
            <text:p>22.3997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4.1382" calcext:value-type="float">
            <text:p>24.1382</text:p>
          </table:table-cell>
          <table:table-cell office:value-type="float" office:value="21.6211" calcext:value-type="float">
            <text:p>21.6211</text:p>
          </table:table-cell>
          <table:table-cell table:number-columns-repeated="3"/>
        </table:table-row>
        <table:table-row table:style-name="ro1">
          <table:table-cell office:value-type="float" office:value="24.0555" calcext:value-type="float">
            <text:p>24.0555</text:p>
          </table:table-cell>
          <table:table-cell office:value-type="float" office:value="21.4899" calcext:value-type="float">
            <text:p>21.4899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70.469" calcext:value-type="float">
            <text:p>370.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0018" calcext:value-type="float">
            <text:p>23.0018</text:p>
          </table:table-cell>
          <table:table-cell office:value-type="float" office:value="20.6838" calcext:value-type="float">
            <text:p>20.6838</text:p>
          </table:table-cell>
          <table:table-cell table:number-columns-repeated="3"/>
        </table:table-row>
        <table:table-row table:style-name="ro1">
          <table:table-cell office:value-type="float" office:value="23.5151" calcext:value-type="float">
            <text:p>23.5151</text:p>
          </table:table-cell>
          <table:table-cell office:value-type="float" office:value="20.9698" calcext:value-type="float">
            <text:p>20.9698</text:p>
          </table:table-cell>
          <table:table-cell table:number-columns-repeated="3"/>
        </table:table-row>
        <table:table-row table:style-name="ro1">
          <table:table-cell office:value-type="float" office:value="24.0682" calcext:value-type="float">
            <text:p>24.0682</text:p>
          </table:table-cell>
          <table:table-cell office:value-type="float" office:value="21.35" calcext:value-type="float">
            <text:p>21.35</text:p>
          </table:table-cell>
          <table:table-cell table:number-columns-repeated="3"/>
        </table:table-row>
        <table:table-row table:style-name="ro1">
          <table:table-cell office:value-type="float" office:value="23.9393" calcext:value-type="float">
            <text:p>23.9393</text:p>
          </table:table-cell>
          <table:table-cell office:value-type="float" office:value="22.0888" calcext:value-type="float">
            <text:p>22.0888</text:p>
          </table:table-cell>
          <table:table-cell table:number-columns-repeated="3"/>
        </table:table-row>
        <table:table-row table:style-name="ro1">
          <table:table-cell office:value-type="float" office:value="24.2189" calcext:value-type="float">
            <text:p>24.2189</text:p>
          </table:table-cell>
          <table:table-cell office:value-type="float" office:value="21.7619" calcext:value-type="float">
            <text:p>21.7619</text:p>
          </table:table-cell>
          <table:table-cell table:number-columns-repeated="3"/>
        </table:table-row>
        <table:table-row table:style-name="ro1">
          <table:table-cell office:value-type="float" office:value="24.3673" calcext:value-type="float">
            <text:p>24.3673</text:p>
          </table:table-cell>
          <table:table-cell office:value-type="float" office:value="21.7758" calcext:value-type="float">
            <text:p>21.7758</text:p>
          </table:table-cell>
          <table:table-cell table:number-columns-repeated="3"/>
        </table:table-row>
        <table:table-row table:style-name="ro1">
          <table:table-cell office:value-type="float" office:value="24.1773" calcext:value-type="float">
            <text:p>24.1773</text:p>
          </table:table-cell>
          <table:table-cell office:value-type="float" office:value="21.5039" calcext:value-type="float">
            <text:p>21.5039</text:p>
          </table:table-cell>
          <table:table-cell table:number-columns-repeated="3"/>
        </table:table-row>
        <table:table-row table:style-name="ro1">
          <table:table-cell office:value-type="float" office:value="24.2055" calcext:value-type="float">
            <text:p>24.2055</text:p>
          </table:table-cell>
          <table:table-cell office:value-type="float" office:value="21.421" calcext:value-type="float">
            <text:p>21.421</text:p>
          </table:table-cell>
          <table:table-cell table:number-columns-repeated="3"/>
        </table:table-row>
        <table:table-row table:style-name="ro1">
          <table:table-cell office:value-type="float" office:value="24.6643" calcext:value-type="float">
            <text:p>24.6643</text:p>
          </table:table-cell>
          <table:table-cell office:value-type="float" office:value="21.8634" calcext:value-type="float">
            <text:p>21.8634</text:p>
          </table:table-cell>
          <table:table-cell table:number-columns-repeated="3"/>
        </table:table-row>
        <table:table-row table:style-name="ro1">
          <table:table-cell office:value-type="float" office:value="25.0604" calcext:value-type="float">
            <text:p>25.0604</text:p>
          </table:table-cell>
          <table:table-cell office:value-type="float" office:value="22.2377" calcext:value-type="float">
            <text:p>22.2377</text:p>
          </table:table-cell>
          <table:table-cell table:number-columns-repeated="3"/>
        </table:table-row>
        <table:table-row table:style-name="ro1">
          <table:table-cell office:value-type="float" office:value="25.674" calcext:value-type="float">
            <text:p>25.674</text:p>
          </table:table-cell>
          <table:table-cell office:value-type="float" office:value="22.6608" calcext:value-type="float">
            <text:p>22.6608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964" calcext:value-type="float">
            <text:p>27.964</text:p>
          </table:table-cell>
          <table:table-cell office:value-type="float" office:value="23.9684" calcext:value-type="float">
            <text:p>23.9684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1.0282" calcext:value-type="float">
            <text:p>31.0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0008" calcext:value-type="float">
            <text:p>28.0008</text:p>
          </table:table-cell>
          <table:table-cell office:value-type="float" office:value="24.1309" calcext:value-type="float">
            <text:p>24.1309</text:p>
          </table:table-cell>
          <table:table-cell table:number-columns-repeated="3"/>
        </table:table-row>
        <table:table-row table:style-name="ro1">
          <table:table-cell office:value-type="float" office:value="28.0739" calcext:value-type="float">
            <text:p>28.0739</text:p>
          </table:table-cell>
          <table:table-cell office:value-type="float" office:value="24.7188" calcext:value-type="float">
            <text:p>24.7188</text:p>
          </table:table-cell>
          <table:table-cell table:number-columns-repeated="3"/>
        </table:table-row>
        <table:table-row table:style-name="ro1">
          <table:table-cell office:value-type="float" office:value="28.1653" calcext:value-type="float">
            <text:p>28.1653</text:p>
          </table:table-cell>
          <table:table-cell office:value-type="float" office:value="25.381" calcext:value-type="float">
            <text:p>25.381</text:p>
          </table:table-cell>
          <table:table-cell table:number-columns-repeated="3"/>
        </table:table-row>
        <table:table-row table:style-name="ro1">
          <table:table-cell office:value-type="float" office:value="28.1776" calcext:value-type="float">
            <text:p>28.1776</text:p>
          </table:table-cell>
          <table:table-cell office:value-type="float" office:value="25.9639" calcext:value-type="float">
            <text:p>25.9639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0.3525" calcext:value-type="float">
            <text:p>30.3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776" calcext:value-type="float">
            <text:p>28.1776</text:p>
          </table:table-cell>
          <table:table-cell office:value-type="float" office:value="25.9639" calcext:value-type="float">
            <text:p>25.9639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1653" calcext:value-type="float">
            <text:p>28.1653</text:p>
          </table:table-cell>
          <table:table-cell office:value-type="float" office:value="25.381" calcext:value-type="float">
            <text:p>25.381</text:p>
          </table:table-cell>
          <table:table-cell table:number-columns-repeated="3"/>
        </table:table-row>
        <table:table-row table:style-name="ro1">
          <table:table-cell office:value-type="float" office:value="27.9475" calcext:value-type="float">
            <text:p>27.9475</text:p>
          </table:table-cell>
          <table:table-cell office:value-type="float" office:value="25.1426" calcext:value-type="float">
            <text:p>25.1426</text:p>
          </table:table-cell>
          <table:table-cell table:number-columns-repeated="3"/>
        </table:table-row>
        <table:table-row table:style-name="ro1">
          <table:table-cell office:value-type="float" office:value="27.7584" calcext:value-type="float">
            <text:p>27.7584</text:p>
          </table:table-cell>
          <table:table-cell office:value-type="float" office:value="24.9952" calcext:value-type="float">
            <text:p>24.9952</text:p>
          </table:table-cell>
          <table:table-cell table:number-columns-repeated="3"/>
        </table:table-row>
        <table:table-row table:style-name="ro1">
          <table:table-cell office:value-type="float" office:value="27.438" calcext:value-type="float">
            <text:p>27.438</text:p>
          </table:table-cell>
          <table:table-cell office:value-type="float" office:value="24.9325" calcext:value-type="float">
            <text:p>24.9325</text:p>
          </table:table-cell>
          <table:table-cell table:number-columns-repeated="3"/>
        </table:table-row>
        <table:table-row table:style-name="ro1">
          <table:table-cell office:value-type="float" office:value="26.8058" calcext:value-type="float">
            <text:p>26.8058</text:p>
          </table:table-cell>
          <table:table-cell office:value-type="float" office:value="24.9063" calcext:value-type="float">
            <text:p>24.9063</text:p>
          </table:table-cell>
          <table:table-cell table:number-columns-repeated="3"/>
        </table:table-row>
        <table:table-row table:style-name="ro1">
          <table:table-cell office:value-type="float" office:value="26.0829" calcext:value-type="float">
            <text:p>26.0829</text:p>
          </table:table-cell>
          <table:table-cell office:value-type="float" office:value="24.9113" calcext:value-type="float">
            <text:p>24.9113</text:p>
          </table:table-cell>
          <table:table-cell table:number-columns-repeated="3"/>
        </table:table-row>
        <table:table-row table:style-name="ro1">
          <table:table-cell office:value-type="float" office:value="26.1836" calcext:value-type="float">
            <text:p>26.1836</text:p>
          </table:table-cell>
          <table:table-cell office:value-type="float" office:value="24.948" calcext:value-type="float">
            <text:p>24.948</text:p>
          </table:table-cell>
          <table:table-cell table:number-columns-repeated="3"/>
        </table:table-row>
        <table:table-row table:style-name="ro1">
          <table:table-cell office:value-type="float" office:value="25.6463" calcext:value-type="float">
            <text:p>25.6463</text:p>
          </table:table-cell>
          <table:table-cell office:value-type="float" office:value="24.9504" calcext:value-type="float">
            <text:p>24.9504</text:p>
          </table:table-cell>
          <table:table-cell table:number-columns-repeated="3"/>
        </table:table-row>
        <table:table-row table:style-name="ro1">
          <table:table-cell office:value-type="float" office:value="25.1424" calcext:value-type="float">
            <text:p>25.1424</text:p>
          </table:table-cell>
          <table:table-cell office:value-type="float" office:value="24.971" calcext:value-type="float">
            <text:p>24.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6.3963" calcext:value-type="float">
            <text:p>26.3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5.3831" calcext:value-type="float">
            <text:p>25.3831</text:p>
          </table:table-cell>
          <table:table-cell office:value-type="float" office:value="24.4512" calcext:value-type="float">
            <text:p>24.4512</text:p>
          </table:table-cell>
          <table:table-cell table:number-columns-repeated="3"/>
        </table:table-row>
        <table:table-row table:style-name="ro1">
          <table:table-cell office:value-type="float" office:value="25.2113" calcext:value-type="float">
            <text:p>25.2113</text:p>
          </table:table-cell>
          <table:table-cell office:value-type="float" office:value="23.8405" calcext:value-type="float">
            <text:p>23.8405</text:p>
          </table:table-cell>
          <table:table-cell table:number-columns-repeated="3"/>
        </table:table-row>
        <table:table-row table:style-name="ro1">
          <table:table-cell office:value-type="float" office:value="25.3013" calcext:value-type="float">
            <text:p>25.3013</text:p>
          </table:table-cell>
          <table:table-cell office:value-type="float" office:value="24.2594" calcext:value-type="float">
            <text:p>24.2594</text:p>
          </table:table-cell>
          <table:table-cell table:number-columns-repeated="3"/>
        </table:table-row>
        <table:table-row table:style-name="ro1">
          <table:table-cell office:value-type="float" office:value="25.0442" calcext:value-type="float">
            <text:p>25.0442</text:p>
          </table:table-cell>
          <table:table-cell office:value-type="float" office:value="23.5846" calcext:value-type="float">
            <text:p>23.5846</text:p>
          </table:table-cell>
          <table:table-cell table:number-columns-repeated="3"/>
        </table:table-row>
        <table:table-row table:style-name="ro1">
          <table:table-cell office:value-type="float" office:value="24.7774" calcext:value-type="float">
            <text:p>24.7774</text:p>
          </table:table-cell>
          <table:table-cell office:value-type="float" office:value="22.9041" calcext:value-type="float">
            <text:p>22.9041</text:p>
          </table:table-cell>
          <table:table-cell table:number-columns-repeated="3"/>
        </table:table-row>
        <table:table-row table:style-name="ro1">
          <table:table-cell office:value-type="float" office:value="24.5058" calcext:value-type="float">
            <text:p>24.5058</text:p>
          </table:table-cell>
          <table:table-cell office:value-type="float" office:value="22.3322" calcext:value-type="float">
            <text:p>22.3322</text:p>
          </table:table-cell>
          <table:table-cell table:number-columns-repeated="3"/>
        </table:table-row>
        <table:table-row table:style-name="ro1">
          <table:table-cell office:value-type="float" office:value="24.5274" calcext:value-type="float">
            <text:p>24.5274</text:p>
          </table:table-cell>
          <table:table-cell office:value-type="float" office:value="22.2791" calcext:value-type="float">
            <text:p>22.2791</text:p>
          </table:table-cell>
          <table:table-cell table:number-columns-repeated="3"/>
        </table:table-row>
        <table:table-row table:style-name="ro1">
          <table:table-cell office:value-type="float" office:value="24.5918" calcext:value-type="float">
            <text:p>24.5918</text:p>
          </table:table-cell>
          <table:table-cell office:value-type="float" office:value="22.4771" calcext:value-type="float">
            <text:p>22.4771</text:p>
          </table:table-cell>
          <table:table-cell table:number-columns-repeated="3"/>
        </table:table-row>
        <table:table-row table:style-name="ro1">
          <table:table-cell office:value-type="float" office:value="24.3626" calcext:value-type="float">
            <text:p>24.3626</text:p>
          </table:table-cell>
          <table:table-cell office:value-type="float" office:value="22.1392" calcext:value-type="float">
            <text:p>22.1392</text:p>
          </table:table-cell>
          <table:table-cell table:number-columns-repeated="3"/>
        </table:table-row>
        <table:table-row table:style-name="ro1">
          <table:table-cell office:value-type="float" office:value="23.9748" calcext:value-type="float">
            <text:p>23.9748</text:p>
          </table:table-cell>
          <table:table-cell office:value-type="float" office:value="21.5624" calcext:value-type="float">
            <text:p>21.5624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4.0169" calcext:value-type="float">
            <text:p>24.0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4912" calcext:value-type="float">
            <text:p>25.4912</text:p>
          </table:table-cell>
          <table:table-cell office:value-type="float" office:value="22.4662" calcext:value-type="float">
            <text:p>22.4662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7.1525" calcext:value-type="float">
            <text:p>27.1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0213" calcext:value-type="float">
            <text:p>28.0213</text:p>
          </table:table-cell>
          <table:table-cell office:value-type="float" office:value="24.7523" calcext:value-type="float">
            <text:p>24.7523</text:p>
          </table:table-cell>
          <table:table-cell table:number-columns-repeated="3"/>
        </table:table-row>
        <table:table-row table:style-name="ro1">
          <table:table-cell office:value-type="float" office:value="28.0627" calcext:value-type="float">
            <text:p>28.0627</text:p>
          </table:table-cell>
          <table:table-cell office:value-type="float" office:value="24.4415" calcext:value-type="float">
            <text:p>24.4415</text:p>
          </table:table-cell>
          <table:table-cell table:number-columns-repeated="3"/>
        </table:table-row>
        <table:table-row table:style-name="ro1">
          <table:table-cell office:value-type="float" office:value="28.1658" calcext:value-type="float">
            <text:p>28.1658</text:p>
          </table:table-cell>
          <table:table-cell office:value-type="float" office:value="24.7701" calcext:value-type="float">
            <text:p>24.7701</text:p>
          </table:table-cell>
          <table:table-cell table:number-columns-repeated="3"/>
        </table:table-row>
        <table:table-row table:style-name="ro1">
          <table:table-cell office:value-type="float" office:value="28.1653" calcext:value-type="float">
            <text:p>28.1653</text:p>
          </table:table-cell>
          <table:table-cell office:value-type="float" office:value="25.381" calcext:value-type="float">
            <text:p>25.381</text:p>
          </table:table-cell>
          <table:table-cell table:number-columns-repeated="3"/>
        </table:table-row>
        <table:table-row table:style-name="ro1">
          <table:table-cell office:value-type="float" office:value="28.1776" calcext:value-type="float">
            <text:p>28.1776</text:p>
          </table:table-cell>
          <table:table-cell office:value-type="float" office:value="25.9639" calcext:value-type="float">
            <text:p>25.9639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9.7905" calcext:value-type="float">
            <text:p>29.7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7.9405" calcext:value-type="float">
            <text:p>27.9405</text:p>
          </table:table-cell>
          <table:table-cell office:value-type="float" office:value="25.224" calcext:value-type="float">
            <text:p>25.224</text:p>
          </table:table-cell>
          <table:table-cell table:number-columns-repeated="3"/>
        </table:table-row>
        <table:table-row table:style-name="ro1">
          <table:table-cell office:value-type="float" office:value="27.438" calcext:value-type="float">
            <text:p>27.438</text:p>
          </table:table-cell>
          <table:table-cell office:value-type="float" office:value="24.9325" calcext:value-type="float">
            <text:p>24.9325</text:p>
          </table:table-cell>
          <table:table-cell table:number-columns-repeated="3"/>
        </table:table-row>
        <table:table-row table:style-name="ro1">
          <table:table-cell office:value-type="float" office:value="26.9716" calcext:value-type="float">
            <text:p>26.9716</text:p>
          </table:table-cell>
          <table:table-cell office:value-type="float" office:value="24.615" calcext:value-type="float">
            <text:p>24.615</text:p>
          </table:table-cell>
          <table:table-cell table:number-columns-repeated="3"/>
        </table:table-row>
        <table:table-row table:style-name="ro1">
          <table:table-cell office:value-type="float" office:value="27.0343" calcext:value-type="float">
            <text:p>27.0343</text:p>
          </table:table-cell>
          <table:table-cell office:value-type="float" office:value="24.9266" calcext:value-type="float">
            <text:p>24.9266</text:p>
          </table:table-cell>
          <table:table-cell table:number-columns-repeated="3"/>
        </table:table-row>
        <table:table-row table:style-name="ro1">
          <table:table-cell office:value-type="float" office:value="26.8058" calcext:value-type="float">
            <text:p>26.8058</text:p>
          </table:table-cell>
          <table:table-cell office:value-type="float" office:value="24.9063" calcext:value-type="float">
            <text:p>24.9063</text:p>
          </table:table-cell>
          <table:table-cell table:number-columns-repeated="3"/>
        </table:table-row>
        <table:table-row table:style-name="ro1">
          <table:table-cell office:value-type="float" office:value="27.0343" calcext:value-type="float">
            <text:p>27.0343</text:p>
          </table:table-cell>
          <table:table-cell office:value-type="float" office:value="24.9266" calcext:value-type="float">
            <text:p>24.9266</text:p>
          </table:table-cell>
          <table:table-cell table:number-columns-repeated="3"/>
        </table:table-row>
        <table:table-row table:style-name="ro1">
          <table:table-cell office:value-type="float" office:value="26.3059" calcext:value-type="float">
            <text:p>26.3059</text:p>
          </table:table-cell>
          <table:table-cell office:value-type="float" office:value="24.9605" calcext:value-type="float">
            <text:p>24.9605</text:p>
          </table:table-cell>
          <table:table-cell table:number-columns-repeated="3"/>
        </table:table-row>
        <table:table-row table:style-name="ro1">
          <table:table-cell office:value-type="float" office:value="25.6463" calcext:value-type="float">
            <text:p>25.6463</text:p>
          </table:table-cell>
          <table:table-cell office:value-type="float" office:value="24.9504" calcext:value-type="float">
            <text:p>24.9504</text:p>
          </table:table-cell>
          <table:table-cell table:number-columns-repeated="3"/>
        </table:table-row>
        <table:table-row table:style-name="ro1">
          <table:table-cell office:value-type="float" office:value="25.1424" calcext:value-type="float">
            <text:p>25.1424</text:p>
          </table:table-cell>
          <table:table-cell office:value-type="float" office:value="24.971" calcext:value-type="float">
            <text:p>24.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9.6657" calcext:value-type="float">
            <text:p>29.6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5.3831" calcext:value-type="float">
            <text:p>25.3831</text:p>
          </table:table-cell>
          <table:table-cell office:value-type="float" office:value="24.4512" calcext:value-type="float">
            <text:p>24.4512</text:p>
          </table:table-cell>
          <table:table-cell table:number-columns-repeated="3"/>
        </table:table-row>
        <table:table-row table:style-name="ro1">
          <table:table-cell office:value-type="float" office:value="25.3013" calcext:value-type="float">
            <text:p>25.3013</text:p>
          </table:table-cell>
          <table:table-cell office:value-type="float" office:value="24.2594" calcext:value-type="float">
            <text:p>24.2594</text:p>
          </table:table-cell>
          <table:table-cell table:number-columns-repeated="3"/>
        </table:table-row>
        <table:table-row table:style-name="ro1">
          <table:table-cell office:value-type="float" office:value="25.0442" calcext:value-type="float">
            <text:p>25.0442</text:p>
          </table:table-cell>
          <table:table-cell office:value-type="float" office:value="23.5846" calcext:value-type="float">
            <text:p>23.5846</text:p>
          </table:table-cell>
          <table:table-cell table:number-columns-repeated="3"/>
        </table:table-row>
        <table:table-row table:style-name="ro1">
          <table:table-cell office:value-type="float" office:value="24.7774" calcext:value-type="float">
            <text:p>24.7774</text:p>
          </table:table-cell>
          <table:table-cell office:value-type="float" office:value="22.9041" calcext:value-type="float">
            <text:p>22.9041</text:p>
          </table:table-cell>
          <table:table-cell table:number-columns-repeated="3"/>
        </table:table-row>
        <table:table-row table:style-name="ro1">
          <table:table-cell office:value-type="float" office:value="24.5733" calcext:value-type="float">
            <text:p>24.5733</text:p>
          </table:table-cell>
          <table:table-cell office:value-type="float" office:value="22.5053" calcext:value-type="float">
            <text:p>22.5053</text:p>
          </table:table-cell>
          <table:table-cell table:number-columns-repeated="3"/>
        </table:table-row>
        <table:table-row table:style-name="ro1">
          <table:table-cell office:value-type="float" office:value="24.4251" calcext:value-type="float">
            <text:p>24.4251</text:p>
          </table:table-cell>
          <table:table-cell office:value-type="float" office:value="22.2132" calcext:value-type="float">
            <text:p>22.2132</text:p>
          </table:table-cell>
          <table:table-cell table:number-columns-repeated="3"/>
        </table:table-row>
        <table:table-row table:style-name="ro1">
          <table:table-cell office:value-type="float" office:value="24.1382" calcext:value-type="float">
            <text:p>24.1382</text:p>
          </table:table-cell>
          <table:table-cell office:value-type="float" office:value="21.6211" calcext:value-type="float">
            <text:p>21.6211</text:p>
          </table:table-cell>
          <table:table-cell table:number-columns-repeated="3"/>
        </table:table-row>
        <table:table-row table:style-name="ro1">
          <table:table-cell office:value-type="float" office:value="24.0555" calcext:value-type="float">
            <text:p>24.0555</text:p>
          </table:table-cell>
          <table:table-cell office:value-type="float" office:value="21.4899" calcext:value-type="float">
            <text:p>21.4899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516" calcext:value-type="float">
            <text:p>28.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4912" calcext:value-type="float">
            <text:p>25.4912</text:p>
          </table:table-cell>
          <table:table-cell office:value-type="float" office:value="22.4662" calcext:value-type="float">
            <text:p>22.4662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0.5236" calcext:value-type="float">
            <text:p>30.5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7275" calcext:value-type="float">
            <text:p>27.7275</text:p>
          </table:table-cell>
          <table:table-cell office:value-type="float" office:value="24.0863" calcext:value-type="float">
            <text:p>24.0863</text:p>
          </table:table-cell>
          <table:table-cell table:number-columns-repeated="3"/>
        </table:table-row>
        <table:table-row table:style-name="ro1">
          <table:table-cell office:value-type="float" office:value="27.8554" calcext:value-type="float">
            <text:p>27.8554</text:p>
          </table:table-cell>
          <table:table-cell office:value-type="float" office:value="24.805" calcext:value-type="float">
            <text:p>24.805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1.5022" calcext:value-type="float">
            <text:p>21.5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9328" calcext:value-type="float">
            <text:p>27.9328</text:p>
          </table:table-cell>
          <table:table-cell office:value-type="float" office:value="28.8652" calcext:value-type="float">
            <text:p>28.8652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7.0053" calcext:value-type="float">
            <text:p>27.0053</text:p>
          </table:table-cell>
          <table:table-cell office:value-type="float" office:value="29.0348" calcext:value-type="float">
            <text:p>29.0348</text:p>
          </table:table-cell>
          <table:table-cell table:number-columns-repeated="3"/>
        </table:table-row>
        <table:table-row table:style-name="ro1">
          <table:table-cell office:value-type="float" office:value="26.7884" calcext:value-type="float">
            <text:p>26.7884</text:p>
          </table:table-cell>
          <table:table-cell office:value-type="float" office:value="29.0423" calcext:value-type="float">
            <text:p>29.0423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6.0477" calcext:value-type="float">
            <text:p>26.0477</text:p>
          </table:table-cell>
          <table:table-cell office:value-type="float" office:value="28.8486" calcext:value-type="float">
            <text:p>28.8486</text:p>
          </table:table-cell>
          <table:table-cell table:number-columns-repeated="3"/>
        </table:table-row>
        <table:table-row table:style-name="ro1">
          <table:table-cell office:value-type="float" office:value="25.8651" calcext:value-type="float">
            <text:p>25.8651</text:p>
          </table:table-cell>
          <table:table-cell office:value-type="float" office:value="28.3122" calcext:value-type="float">
            <text:p>28.3122</text:p>
          </table:table-cell>
          <table:table-cell table:number-columns-repeated="3"/>
        </table:table-row>
        <table:table-row table:style-name="ro1">
          <table:table-cell office:value-type="float" office:value="25.7932" calcext:value-type="float">
            <text:p>25.7932</text:p>
          </table:table-cell>
          <table:table-cell office:value-type="float" office:value="28.0345" calcext:value-type="float">
            <text:p>28.0345</text:p>
          </table:table-cell>
          <table:table-cell table:number-columns-repeated="3"/>
        </table:table-row>
        <table:table-row table:style-name="ro1">
          <table:table-cell office:value-type="float" office:value="25.6152" calcext:value-type="float">
            <text:p>25.6152</text:p>
          </table:table-cell>
          <table:table-cell office:value-type="float" office:value="27.3774" calcext:value-type="float">
            <text:p>27.3774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3417" calcext:value-type="float">
            <text:p>25.3417</text:p>
          </table:table-cell>
          <table:table-cell office:value-type="float" office:value="26.4185" calcext:value-type="float">
            <text:p>26.4185</text:p>
          </table:table-cell>
          <table:table-cell table:number-columns-repeated="3"/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25.8925" calcext:value-type="float">
            <text:p>25.8925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6.491" calcext:value-type="float">
            <text:p>26.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673" calcext:value-type="float">
            <text:p>24.6673</text:p>
          </table:table-cell>
          <table:table-cell office:value-type="float" office:value="23.7241" calcext:value-type="float">
            <text:p>23.7241</text:p>
          </table:table-cell>
          <table:table-cell table:number-columns-repeated="3"/>
        </table:table-row>
        <table:table-row table:style-name="ro1">
          <table:table-cell office:value-type="float" office:value="24.5225" calcext:value-type="float">
            <text:p>24.5225</text:p>
          </table:table-cell>
          <table:table-cell office:value-type="float" office:value="23.1221" calcext:value-type="float">
            <text:p>23.1221</text:p>
          </table:table-cell>
          <table:table-cell table:number-columns-repeated="3"/>
        </table:table-row>
        <table:table-row table:style-name="ro1">
          <table:table-cell office:value-type="float" office:value="24.3215" calcext:value-type="float">
            <text:p>24.3215</text:p>
          </table:table-cell>
          <table:table-cell office:value-type="float" office:value="22.5121" calcext:value-type="float">
            <text:p>22.5121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4.0133" calcext:value-type="float">
            <text:p>24.0133</text:p>
          </table:table-cell>
          <table:table-cell office:value-type="float" office:value="21.5947" calcext:value-type="float">
            <text:p>21.5947</text:p>
          </table:table-cell>
          <table:table-cell table:number-columns-repeated="3"/>
        </table:table-row>
        <table:table-row table:style-name="ro1">
          <table:table-cell office:value-type="float" office:value="23.7212" calcext:value-type="float">
            <text:p>23.7212</text:p>
          </table:table-cell>
          <table:table-cell office:value-type="float" office:value="20.904" calcext:value-type="float">
            <text:p>20.90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6613.22" calcext:value-type="float">
            <text:p>6613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4912" calcext:value-type="float">
            <text:p>25.4912</text:p>
          </table:table-cell>
          <table:table-cell office:value-type="float" office:value="22.4662" calcext:value-type="float">
            <text:p>22.4662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3.1667" calcext:value-type="float">
            <text:p>33.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7275" calcext:value-type="float">
            <text:p>27.7275</text:p>
          </table:table-cell>
          <table:table-cell office:value-type="float" office:value="24.0863" calcext:value-type="float">
            <text:p>24.0863</text:p>
          </table:table-cell>
          <table:table-cell table:number-columns-repeated="3"/>
        </table:table-row>
        <table:table-row table:style-name="ro1">
          <table:table-cell office:value-type="float" office:value="27.8554" calcext:value-type="float">
            <text:p>27.8554</text:p>
          </table:table-cell>
          <table:table-cell office:value-type="float" office:value="24.805" calcext:value-type="float">
            <text:p>24.805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6897" calcext:value-type="float">
            <text:p>28.6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9328" calcext:value-type="float">
            <text:p>27.9328</text:p>
          </table:table-cell>
          <table:table-cell office:value-type="float" office:value="28.8652" calcext:value-type="float">
            <text:p>28.8652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7.0053" calcext:value-type="float">
            <text:p>27.0053</text:p>
          </table:table-cell>
          <table:table-cell office:value-type="float" office:value="29.0348" calcext:value-type="float">
            <text:p>29.0348</text:p>
          </table:table-cell>
          <table:table-cell table:number-columns-repeated="3"/>
        </table:table-row>
        <table:table-row table:style-name="ro1">
          <table:table-cell office:value-type="float" office:value="26.2628" calcext:value-type="float">
            <text:p>26.2628</text:p>
          </table:table-cell>
          <table:table-cell office:value-type="float" office:value="29.0575" calcext:value-type="float">
            <text:p>29.0575</text:p>
          </table:table-cell>
          <table:table-cell table:number-columns-repeated="3"/>
        </table:table-row>
        <table:table-row table:style-name="ro1">
          <table:table-cell office:value-type="float" office:value="26.0394" calcext:value-type="float">
            <text:p>26.0394</text:p>
          </table:table-cell>
          <table:table-cell office:value-type="float" office:value="28.7539" calcext:value-type="float">
            <text:p>28.7539</text:p>
          </table:table-cell>
          <table:table-cell table:number-columns-repeated="3"/>
        </table:table-row>
        <table:table-row table:style-name="ro1">
          <table:table-cell office:value-type="float" office:value="25.8731" calcext:value-type="float">
            <text:p>25.8731</text:p>
          </table:table-cell>
          <table:table-cell office:value-type="float" office:value="28.1375" calcext:value-type="float">
            <text:p>28.1375</text:p>
          </table:table-cell>
          <table:table-cell table:number-columns-repeated="3"/>
        </table:table-row>
        <table:table-row table:style-name="ro1">
          <table:table-cell office:value-type="float" office:value="25.7184" calcext:value-type="float">
            <text:p>25.7184</text:p>
          </table:table-cell>
          <table:table-cell office:value-type="float" office:value="27.7502" calcext:value-type="float">
            <text:p>27.7502</text:p>
          </table:table-cell>
          <table:table-cell table:number-columns-repeated="3"/>
        </table:table-row>
        <table:table-row table:style-name="ro1">
          <table:table-cell office:value-type="float" office:value="25.6152" calcext:value-type="float">
            <text:p>25.6152</text:p>
          </table:table-cell>
          <table:table-cell office:value-type="float" office:value="27.3774" calcext:value-type="float">
            <text:p>27.3774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3417" calcext:value-type="float">
            <text:p>25.3417</text:p>
          </table:table-cell>
          <table:table-cell office:value-type="float" office:value="26.4185" calcext:value-type="float">
            <text:p>26.4185</text:p>
          </table:table-cell>
          <table:table-cell table:number-columns-repeated="3"/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25.8925" calcext:value-type="float">
            <text:p>25.8925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1.3733" calcext:value-type="float">
            <text:p>31.3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673" calcext:value-type="float">
            <text:p>24.6673</text:p>
          </table:table-cell>
          <table:table-cell office:value-type="float" office:value="23.7241" calcext:value-type="float">
            <text:p>23.7241</text:p>
          </table:table-cell>
          <table:table-cell table:number-columns-repeated="3"/>
        </table:table-row>
        <table:table-row table:style-name="ro1">
          <table:table-cell office:value-type="float" office:value="24.5225" calcext:value-type="float">
            <text:p>24.5225</text:p>
          </table:table-cell>
          <table:table-cell office:value-type="float" office:value="23.1221" calcext:value-type="float">
            <text:p>23.1221</text:p>
          </table:table-cell>
          <table:table-cell table:number-columns-repeated="3"/>
        </table:table-row>
        <table:table-row table:style-name="ro1">
          <table:table-cell office:value-type="float" office:value="24.3215" calcext:value-type="float">
            <text:p>24.3215</text:p>
          </table:table-cell>
          <table:table-cell office:value-type="float" office:value="22.5121" calcext:value-type="float">
            <text:p>22.5121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3.9748" calcext:value-type="float">
            <text:p>23.9748</text:p>
          </table:table-cell>
          <table:table-cell office:value-type="float" office:value="21.5624" calcext:value-type="float">
            <text:p>21.5624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7.2786" calcext:value-type="float">
            <text:p>27.2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674" calcext:value-type="float">
            <text:p>25.674</text:p>
          </table:table-cell>
          <table:table-cell office:value-type="float" office:value="22.6608" calcext:value-type="float">
            <text:p>22.6608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1.4778" calcext:value-type="float">
            <text:p>21.4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7275" calcext:value-type="float">
            <text:p>27.7275</text:p>
          </table:table-cell>
          <table:table-cell office:value-type="float" office:value="24.0863" calcext:value-type="float">
            <text:p>24.0863</text:p>
          </table:table-cell>
          <table:table-cell table:number-columns-repeated="3"/>
        </table:table-row>
        <table:table-row table:style-name="ro1">
          <table:table-cell office:value-type="float" office:value="27.8554" calcext:value-type="float">
            <text:p>27.8554</text:p>
          </table:table-cell>
          <table:table-cell office:value-type="float" office:value="24.805" calcext:value-type="float">
            <text:p>24.805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9.8523" calcext:value-type="float">
            <text:p>29.8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9328" calcext:value-type="float">
            <text:p>27.9328</text:p>
          </table:table-cell>
          <table:table-cell office:value-type="float" office:value="28.8652" calcext:value-type="float">
            <text:p>28.8652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7.0053" calcext:value-type="float">
            <text:p>27.0053</text:p>
          </table:table-cell>
          <table:table-cell office:value-type="float" office:value="29.0348" calcext:value-type="float">
            <text:p>29.0348</text:p>
          </table:table-cell>
          <table:table-cell table:number-columns-repeated="3"/>
        </table:table-row>
        <table:table-row table:style-name="ro1">
          <table:table-cell office:value-type="float" office:value="26.7884" calcext:value-type="float">
            <text:p>26.7884</text:p>
          </table:table-cell>
          <table:table-cell office:value-type="float" office:value="29.0423" calcext:value-type="float">
            <text:p>29.0423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5.9439" calcext:value-type="float">
            <text:p>25.9439</text:p>
          </table:table-cell>
          <table:table-cell office:value-type="float" office:value="28.8065" calcext:value-type="float">
            <text:p>28.8065</text:p>
          </table:table-cell>
          <table:table-cell table:number-columns-repeated="3"/>
        </table:table-row>
        <table:table-row table:style-name="ro1">
          <table:table-cell office:value-type="float" office:value="25.7153" calcext:value-type="float">
            <text:p>25.7153</text:p>
          </table:table-cell>
          <table:table-cell office:value-type="float" office:value="28.196" calcext:value-type="float">
            <text:p>28.196</text:p>
          </table:table-cell>
          <table:table-cell table:number-columns-repeated="3"/>
        </table:table-row>
        <table:table-row table:style-name="ro1">
          <table:table-cell office:value-type="float" office:value="25.7992" calcext:value-type="float">
            <text:p>25.7992</text:p>
          </table:table-cell>
          <table:table-cell office:value-type="float" office:value="28.1389" calcext:value-type="float">
            <text:p>28.1389</text:p>
          </table:table-cell>
          <table:table-cell table:number-columns-repeated="3"/>
        </table:table-row>
        <table:table-row table:style-name="ro1">
          <table:table-cell office:value-type="float" office:value="25.7184" calcext:value-type="float">
            <text:p>25.7184</text:p>
          </table:table-cell>
          <table:table-cell office:value-type="float" office:value="27.7502" calcext:value-type="float">
            <text:p>27.7502</text:p>
          </table:table-cell>
          <table:table-cell table:number-columns-repeated="3"/>
        </table:table-row>
        <table:table-row table:style-name="ro1">
          <table:table-cell office:value-type="float" office:value="25.5327" calcext:value-type="float">
            <text:p>25.5327</text:p>
          </table:table-cell>
          <table:table-cell office:value-type="float" office:value="27.2439" calcext:value-type="float">
            <text:p>27.2439</text:p>
          </table:table-cell>
          <table:table-cell table:number-columns-repeated="3"/>
        </table:table-row>
        <table:table-row table:style-name="ro1">
          <table:table-cell office:value-type="float" office:value="25.3936" calcext:value-type="float">
            <text:p>25.3936</text:p>
          </table:table-cell>
          <table:table-cell office:value-type="float" office:value="26.6257" calcext:value-type="float">
            <text:p>26.6257</text:p>
          </table:table-cell>
          <table:table-cell table:number-columns-repeated="3"/>
        </table:table-row>
        <table:table-row table:style-name="ro1">
          <table:table-cell office:value-type="float" office:value="25.2392" calcext:value-type="float">
            <text:p>25.2392</text:p>
          </table:table-cell>
          <table:table-cell office:value-type="float" office:value="25.9636" calcext:value-type="float">
            <text:p>25.9636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4.107" calcext:value-type="float">
            <text:p>24.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673" calcext:value-type="float">
            <text:p>24.6673</text:p>
          </table:table-cell>
          <table:table-cell office:value-type="float" office:value="23.7241" calcext:value-type="float">
            <text:p>23.7241</text:p>
          </table:table-cell>
          <table:table-cell table:number-columns-repeated="3"/>
        </table:table-row>
        <table:table-row table:style-name="ro1">
          <table:table-cell office:value-type="float" office:value="24.552" calcext:value-type="float">
            <text:p>24.552</text:p>
          </table:table-cell>
          <table:table-cell office:value-type="float" office:value="23.036" calcext:value-type="float">
            <text:p>23.036</text:p>
          </table:table-cell>
          <table:table-cell table:number-columns-repeated="3"/>
        </table:table-row>
        <table:table-row table:style-name="ro1">
          <table:table-cell office:value-type="float" office:value="24.4639" calcext:value-type="float">
            <text:p>24.4639</text:p>
          </table:table-cell>
          <table:table-cell office:value-type="float" office:value="23.2147" calcext:value-type="float">
            <text:p>23.2147</text:p>
          </table:table-cell>
          <table:table-cell table:number-columns-repeated="3"/>
        </table:table-row>
        <table:table-row table:style-name="ro1">
          <table:table-cell office:value-type="float" office:value="24.4168" calcext:value-type="float">
            <text:p>24.4168</text:p>
          </table:table-cell>
          <table:table-cell office:value-type="float" office:value="23.011" calcext:value-type="float">
            <text:p>23.011</text:p>
          </table:table-cell>
          <table:table-cell table:number-columns-repeated="3"/>
        </table:table-row>
        <table:table-row table:style-name="ro1">
          <table:table-cell office:value-type="float" office:value="24.2366" calcext:value-type="float">
            <text:p>24.2366</text:p>
          </table:table-cell>
          <table:table-cell office:value-type="float" office:value="22.2841" calcext:value-type="float">
            <text:p>22.2841</text:p>
          </table:table-cell>
          <table:table-cell table:number-columns-repeated="3"/>
        </table:table-row>
        <table:table-row table:style-name="ro1">
          <table:table-cell office:value-type="float" office:value="24.0133" calcext:value-type="float">
            <text:p>24.0133</text:p>
          </table:table-cell>
          <table:table-cell office:value-type="float" office:value="21.5947" calcext:value-type="float">
            <text:p>21.5947</text:p>
          </table:table-cell>
          <table:table-cell table:number-columns-repeated="3"/>
        </table:table-row>
        <table:table-row table:style-name="ro1">
          <table:table-cell office:value-type="float" office:value="23.9748" calcext:value-type="float">
            <text:p>23.9748</text:p>
          </table:table-cell>
          <table:table-cell office:value-type="float" office:value="21.5624" calcext:value-type="float">
            <text:p>21.5624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062.54" calcext:value-type="float">
            <text:p>1062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4912" calcext:value-type="float">
            <text:p>25.4912</text:p>
          </table:table-cell>
          <table:table-cell office:value-type="float" office:value="22.4662" calcext:value-type="float">
            <text:p>22.4662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1.6464" calcext:value-type="float">
            <text:p>21.6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7275" calcext:value-type="float">
            <text:p>27.7275</text:p>
          </table:table-cell>
          <table:table-cell office:value-type="float" office:value="24.0863" calcext:value-type="float">
            <text:p>24.0863</text:p>
          </table:table-cell>
          <table:table-cell table:number-columns-repeated="3"/>
        </table:table-row>
        <table:table-row table:style-name="ro1">
          <table:table-cell office:value-type="float" office:value="27.8554" calcext:value-type="float">
            <text:p>27.8554</text:p>
          </table:table-cell>
          <table:table-cell office:value-type="float" office:value="24.805" calcext:value-type="float">
            <text:p>24.805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058" calcext:value-type="float">
            <text:p>28.2058</text:p>
          </table:table-cell>
          <table:table-cell office:value-type="float" office:value="28.4899" calcext:value-type="float">
            <text:p>28.4899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4448" calcext:value-type="float">
            <text:p>28.4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7.9475" calcext:value-type="float">
            <text:p>27.9475</text:p>
          </table:table-cell>
          <table:table-cell office:value-type="float" office:value="25.1426" calcext:value-type="float">
            <text:p>25.1426</text:p>
          </table:table-cell>
          <table:table-cell table:number-columns-repeated="3"/>
        </table:table-row>
        <table:table-row table:style-name="ro1">
          <table:table-cell office:value-type="float" office:value="27.438" calcext:value-type="float">
            <text:p>27.438</text:p>
          </table:table-cell>
          <table:table-cell office:value-type="float" office:value="24.9325" calcext:value-type="float">
            <text:p>24.9325</text:p>
          </table:table-cell>
          <table:table-cell table:number-columns-repeated="3"/>
        </table:table-row>
        <table:table-row table:style-name="ro1">
          <table:table-cell office:value-type="float" office:value="27.8651" calcext:value-type="float">
            <text:p>27.8651</text:p>
          </table:table-cell>
          <table:table-cell office:value-type="float" office:value="25.0779" calcext:value-type="float">
            <text:p>25.0779</text:p>
          </table:table-cell>
          <table:table-cell table:number-columns-repeated="3"/>
        </table:table-row>
        <table:table-row table:style-name="ro1">
          <table:table-cell office:value-type="float" office:value="27.3129" calcext:value-type="float">
            <text:p>27.3129</text:p>
          </table:table-cell>
          <table:table-cell office:value-type="float" office:value="24.9652" calcext:value-type="float">
            <text:p>24.9652</text:p>
          </table:table-cell>
          <table:table-cell table:number-columns-repeated="3"/>
        </table:table-row>
        <table:table-row table:style-name="ro1">
          <table:table-cell office:value-type="float" office:value="26.8953" calcext:value-type="float">
            <text:p>26.8953</text:p>
          </table:table-cell>
          <table:table-cell office:value-type="float" office:value="24.9655" calcext:value-type="float">
            <text:p>24.9655</text:p>
          </table:table-cell>
          <table:table-cell table:number-columns-repeated="3"/>
        </table:table-row>
        <table:table-row table:style-name="ro1">
          <table:table-cell office:value-type="float" office:value="26.3059" calcext:value-type="float">
            <text:p>26.3059</text:p>
          </table:table-cell>
          <table:table-cell office:value-type="float" office:value="24.9605" calcext:value-type="float">
            <text:p>24.9605</text:p>
          </table:table-cell>
          <table:table-cell table:number-columns-repeated="3"/>
        </table:table-row>
        <table:table-row table:style-name="ro1">
          <table:table-cell office:value-type="float" office:value="25.6463" calcext:value-type="float">
            <text:p>25.6463</text:p>
          </table:table-cell>
          <table:table-cell office:value-type="float" office:value="24.9504" calcext:value-type="float">
            <text:p>24.9504</text:p>
          </table:table-cell>
          <table:table-cell table:number-columns-repeated="3"/>
        </table:table-row>
        <table:table-row table:style-name="ro1">
          <table:table-cell office:value-type="float" office:value="25.1424" calcext:value-type="float">
            <text:p>25.1424</text:p>
          </table:table-cell>
          <table:table-cell office:value-type="float" office:value="24.971" calcext:value-type="float">
            <text:p>24.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8613" calcext:value-type="float">
            <text:p>28.8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5.4162" calcext:value-type="float">
            <text:p>25.4162</text:p>
          </table:table-cell>
          <table:table-cell office:value-type="float" office:value="24.2946" calcext:value-type="float">
            <text:p>24.2946</text:p>
          </table:table-cell>
          <table:table-cell table:number-columns-repeated="3"/>
        </table:table-row>
        <table:table-row table:style-name="ro1">
          <table:table-cell office:value-type="float" office:value="25.3831" calcext:value-type="float">
            <text:p>25.3831</text:p>
          </table:table-cell>
          <table:table-cell office:value-type="float" office:value="24.4512" calcext:value-type="float">
            <text:p>24.4512</text:p>
          </table:table-cell>
          <table:table-cell table:number-columns-repeated="3"/>
        </table:table-row>
        <table:table-row table:style-name="ro1">
          <table:table-cell office:value-type="float" office:value="25.275" calcext:value-type="float">
            <text:p>25.275</text:p>
          </table:table-cell>
          <table:table-cell office:value-type="float" office:value="24.2347" calcext:value-type="float">
            <text:p>24.2347</text:p>
          </table:table-cell>
          <table:table-cell table:number-columns-repeated="3"/>
        </table:table-row>
        <table:table-row table:style-name="ro1">
          <table:table-cell office:value-type="float" office:value="25.0342" calcext:value-type="float">
            <text:p>25.0342</text:p>
          </table:table-cell>
          <table:table-cell office:value-type="float" office:value="23.7873" calcext:value-type="float">
            <text:p>23.7873</text:p>
          </table:table-cell>
          <table:table-cell table:number-columns-repeated="3"/>
        </table:table-row>
        <table:table-row table:style-name="ro1">
          <table:table-cell office:value-type="float" office:value="24.7797" calcext:value-type="float">
            <text:p>24.7797</text:p>
          </table:table-cell>
          <table:table-cell office:value-type="float" office:value="23.2216" calcext:value-type="float">
            <text:p>23.2216</text:p>
          </table:table-cell>
          <table:table-cell table:number-columns-repeated="3"/>
        </table:table-row>
        <table:table-row table:style-name="ro1">
          <table:table-cell office:value-type="float" office:value="24.4619" calcext:value-type="float">
            <text:p>24.4619</text:p>
          </table:table-cell>
          <table:table-cell office:value-type="float" office:value="22.6268" calcext:value-type="float">
            <text:p>22.6268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3.9748" calcext:value-type="float">
            <text:p>23.9748</text:p>
          </table:table-cell>
          <table:table-cell office:value-type="float" office:value="21.5624" calcext:value-type="float">
            <text:p>21.5624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76.192" calcext:value-type="float">
            <text:p>176.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674" calcext:value-type="float">
            <text:p>25.674</text:p>
          </table:table-cell>
          <table:table-cell office:value-type="float" office:value="22.6608" calcext:value-type="float">
            <text:p>22.6608</text:p>
          </table:table-cell>
          <table:table-cell table:number-columns-repeated="3"/>
        </table:table-row>
        <table:table-row table:style-name="ro1">
          <table:table-cell office:value-type="float" office:value="25.4912" calcext:value-type="float">
            <text:p>25.4912</text:p>
          </table:table-cell>
          <table:table-cell office:value-type="float" office:value="22.4662" calcext:value-type="float">
            <text:p>22.4662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1.8123" calcext:value-type="float">
            <text:p>21.8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7275" calcext:value-type="float">
            <text:p>27.7275</text:p>
          </table:table-cell>
          <table:table-cell office:value-type="float" office:value="24.0863" calcext:value-type="float">
            <text:p>24.0863</text:p>
          </table:table-cell>
          <table:table-cell table:number-columns-repeated="3"/>
        </table:table-row>
        <table:table-row table:style-name="ro1">
          <table:table-cell office:value-type="float" office:value="27.8554" calcext:value-type="float">
            <text:p>27.8554</text:p>
          </table:table-cell>
          <table:table-cell office:value-type="float" office:value="24.805" calcext:value-type="float">
            <text:p>24.805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5.816" calcext:value-type="float">
            <text:p>25.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7.7584" calcext:value-type="float">
            <text:p>27.7584</text:p>
          </table:table-cell>
          <table:table-cell office:value-type="float" office:value="24.9952" calcext:value-type="float">
            <text:p>24.9952</text:p>
          </table:table-cell>
          <table:table-cell table:number-columns-repeated="3"/>
        </table:table-row>
        <table:table-row table:style-name="ro1">
          <table:table-cell office:value-type="float" office:value="27.1417" calcext:value-type="float">
            <text:p>27.1417</text:p>
          </table:table-cell>
          <table:table-cell office:value-type="float" office:value="24.9791" calcext:value-type="float">
            <text:p>24.9791</text:p>
          </table:table-cell>
          <table:table-cell table:number-columns-repeated="3"/>
        </table:table-row>
        <table:table-row table:style-name="ro1">
          <table:table-cell office:value-type="float" office:value="26.8953" calcext:value-type="float">
            <text:p>26.8953</text:p>
          </table:table-cell>
          <table:table-cell office:value-type="float" office:value="24.9655" calcext:value-type="float">
            <text:p>24.9655</text:p>
          </table:table-cell>
          <table:table-cell table:number-columns-repeated="3"/>
        </table:table-row>
        <table:table-row table:style-name="ro1">
          <table:table-cell office:value-type="float" office:value="26.336" calcext:value-type="float">
            <text:p>26.336</text:p>
          </table:table-cell>
          <table:table-cell office:value-type="float" office:value="24.7588" calcext:value-type="float">
            <text:p>24.7588</text:p>
          </table:table-cell>
          <table:table-cell table:number-columns-repeated="3"/>
        </table:table-row>
        <table:table-row table:style-name="ro1">
          <table:table-cell office:value-type="float" office:value="26.8058" calcext:value-type="float">
            <text:p>26.8058</text:p>
          </table:table-cell>
          <table:table-cell office:value-type="float" office:value="24.9063" calcext:value-type="float">
            <text:p>24.9063</text:p>
          </table:table-cell>
          <table:table-cell table:number-columns-repeated="3"/>
        </table:table-row>
        <table:table-row table:style-name="ro1">
          <table:table-cell office:value-type="float" office:value="26.0599" calcext:value-type="float">
            <text:p>26.0599</text:p>
          </table:table-cell>
          <table:table-cell office:value-type="float" office:value="24.9318" calcext:value-type="float">
            <text:p>24.9318</text:p>
          </table:table-cell>
          <table:table-cell table:number-columns-repeated="3"/>
        </table:table-row>
        <table:table-row table:style-name="ro1">
          <table:table-cell office:value-type="float" office:value="25.6463" calcext:value-type="float">
            <text:p>25.6463</text:p>
          </table:table-cell>
          <table:table-cell office:value-type="float" office:value="24.9504" calcext:value-type="float">
            <text:p>24.9504</text:p>
          </table:table-cell>
          <table:table-cell table:number-columns-repeated="3"/>
        </table:table-row>
        <table:table-row table:style-name="ro1">
          <table:table-cell office:value-type="float" office:value="25.1424" calcext:value-type="float">
            <text:p>25.1424</text:p>
          </table:table-cell>
          <table:table-cell office:value-type="float" office:value="24.971" calcext:value-type="float">
            <text:p>24.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5.0996" calcext:value-type="float">
            <text:p>25.0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5.3831" calcext:value-type="float">
            <text:p>25.3831</text:p>
          </table:table-cell>
          <table:table-cell office:value-type="float" office:value="24.4512" calcext:value-type="float">
            <text:p>24.4512</text:p>
          </table:table-cell>
          <table:table-cell table:number-columns-repeated="3"/>
        </table:table-row>
        <table:table-row table:style-name="ro1">
          <table:table-cell office:value-type="float" office:value="25.2113" calcext:value-type="float">
            <text:p>25.2113</text:p>
          </table:table-cell>
          <table:table-cell office:value-type="float" office:value="23.8405" calcext:value-type="float">
            <text:p>23.8405</text:p>
          </table:table-cell>
          <table:table-cell table:number-columns-repeated="3"/>
        </table:table-row>
        <table:table-row table:style-name="ro1">
          <table:table-cell office:value-type="float" office:value="25.1251" calcext:value-type="float">
            <text:p>25.1251</text:p>
          </table:table-cell>
          <table:table-cell office:value-type="float" office:value="23.5686" calcext:value-type="float">
            <text:p>23.5686</text:p>
          </table:table-cell>
          <table:table-cell table:number-columns-repeated="3"/>
        </table:table-row>
        <table:table-row table:style-name="ro1">
          <table:table-cell office:value-type="float" office:value="24.8981" calcext:value-type="float">
            <text:p>24.8981</text:p>
          </table:table-cell>
          <table:table-cell office:value-type="float" office:value="22.931" calcext:value-type="float">
            <text:p>22.931</text:p>
          </table:table-cell>
          <table:table-cell table:number-columns-repeated="3"/>
        </table:table-row>
        <table:table-row table:style-name="ro1">
          <table:table-cell office:value-type="float" office:value="25.1023" calcext:value-type="float">
            <text:p>25.1023</text:p>
          </table:table-cell>
          <table:table-cell office:value-type="float" office:value="22.9455" calcext:value-type="float">
            <text:p>22.9455</text:p>
          </table:table-cell>
          <table:table-cell table:number-columns-repeated="3"/>
        </table:table-row>
        <table:table-row table:style-name="ro1">
          <table:table-cell office:value-type="float" office:value="24.8981" calcext:value-type="float">
            <text:p>24.8981</text:p>
          </table:table-cell>
          <table:table-cell office:value-type="float" office:value="22.931" calcext:value-type="float">
            <text:p>22.931</text:p>
          </table:table-cell>
          <table:table-cell table:number-columns-repeated="3"/>
        </table:table-row>
        <table:table-row table:style-name="ro1">
          <table:table-cell office:value-type="float" office:value="24.6835" calcext:value-type="float">
            <text:p>24.6835</text:p>
          </table:table-cell>
          <table:table-cell office:value-type="float" office:value="22.2249" calcext:value-type="float">
            <text:p>22.2249</text:p>
          </table:table-cell>
          <table:table-cell table:number-columns-repeated="3"/>
        </table:table-row>
        <table:table-row table:style-name="ro1">
          <table:table-cell office:value-type="float" office:value="24.5274" calcext:value-type="float">
            <text:p>24.5274</text:p>
          </table:table-cell>
          <table:table-cell office:value-type="float" office:value="22.2791" calcext:value-type="float">
            <text:p>22.2791</text:p>
          </table:table-cell>
          <table:table-cell table:number-columns-repeated="3"/>
        </table:table-row>
        <table:table-row table:style-name="ro1">
          <table:table-cell office:value-type="float" office:value="24.2189" calcext:value-type="float">
            <text:p>24.2189</text:p>
          </table:table-cell>
          <table:table-cell office:value-type="float" office:value="21.7621" calcext:value-type="float">
            <text:p>21.7621</text:p>
          </table:table-cell>
          <table:table-cell table:number-columns-repeated="3"/>
        </table:table-row>
        <table:table-row table:style-name="ro1">
          <table:table-cell office:value-type="float" office:value="24.0555" calcext:value-type="float">
            <text:p>24.0555</text:p>
          </table:table-cell>
          <table:table-cell office:value-type="float" office:value="21.4899" calcext:value-type="float">
            <text:p>21.4899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1.2424" calcext:value-type="float">
            <text:p>41.2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674" calcext:value-type="float">
            <text:p>25.674</text:p>
          </table:table-cell>
          <table:table-cell office:value-type="float" office:value="22.6608" calcext:value-type="float">
            <text:p>22.6608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0.4647" calcext:value-type="float">
            <text:p>30.4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7275" calcext:value-type="float">
            <text:p>27.7275</text:p>
          </table:table-cell>
          <table:table-cell office:value-type="float" office:value="24.0863" calcext:value-type="float">
            <text:p>24.0863</text:p>
          </table:table-cell>
          <table:table-cell table:number-columns-repeated="3"/>
        </table:table-row>
        <table:table-row table:style-name="ro1">
          <table:table-cell office:value-type="float" office:value="27.8554" calcext:value-type="float">
            <text:p>27.8554</text:p>
          </table:table-cell>
          <table:table-cell office:value-type="float" office:value="24.805" calcext:value-type="float">
            <text:p>24.805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4.2494" calcext:value-type="float">
            <text:p>24.2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9328" calcext:value-type="float">
            <text:p>27.9328</text:p>
          </table:table-cell>
          <table:table-cell office:value-type="float" office:value="28.8652" calcext:value-type="float">
            <text:p>28.8652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7.0053" calcext:value-type="float">
            <text:p>27.0053</text:p>
          </table:table-cell>
          <table:table-cell office:value-type="float" office:value="29.0348" calcext:value-type="float">
            <text:p>29.0348</text:p>
          </table:table-cell>
          <table:table-cell table:number-columns-repeated="3"/>
        </table:table-row>
        <table:table-row table:style-name="ro1">
          <table:table-cell office:value-type="float" office:value="26.7884" calcext:value-type="float">
            <text:p>26.7884</text:p>
          </table:table-cell>
          <table:table-cell office:value-type="float" office:value="29.0423" calcext:value-type="float">
            <text:p>29.0423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5.9611" calcext:value-type="float">
            <text:p>25.9611</text:p>
          </table:table-cell>
          <table:table-cell office:value-type="float" office:value="28.7908" calcext:value-type="float">
            <text:p>28.7908</text:p>
          </table:table-cell>
          <table:table-cell table:number-columns-repeated="3"/>
        </table:table-row>
        <table:table-row table:style-name="ro1">
          <table:table-cell office:value-type="float" office:value="25.7992" calcext:value-type="float">
            <text:p>25.7992</text:p>
          </table:table-cell>
          <table:table-cell office:value-type="float" office:value="28.1389" calcext:value-type="float">
            <text:p>28.1389</text:p>
          </table:table-cell>
          <table:table-cell table:number-columns-repeated="3"/>
        </table:table-row>
        <table:table-row table:style-name="ro1">
          <table:table-cell office:value-type="float" office:value="25.7184" calcext:value-type="float">
            <text:p>25.7184</text:p>
          </table:table-cell>
          <table:table-cell office:value-type="float" office:value="27.7502" calcext:value-type="float">
            <text:p>27.7502</text:p>
          </table:table-cell>
          <table:table-cell table:number-columns-repeated="3"/>
        </table:table-row>
        <table:table-row table:style-name="ro1">
          <table:table-cell office:value-type="float" office:value="25.6155" calcext:value-type="float">
            <text:p>25.6155</text:p>
          </table:table-cell>
          <table:table-cell office:value-type="float" office:value="27.4133" calcext:value-type="float">
            <text:p>27.4133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5327" calcext:value-type="float">
            <text:p>25.5327</text:p>
          </table:table-cell>
          <table:table-cell office:value-type="float" office:value="27.2439" calcext:value-type="float">
            <text:p>27.2439</text:p>
          </table:table-cell>
          <table:table-cell table:number-columns-repeated="3"/>
        </table:table-row>
        <table:table-row table:style-name="ro1">
          <table:table-cell office:value-type="float" office:value="25.3936" calcext:value-type="float">
            <text:p>25.3936</text:p>
          </table:table-cell>
          <table:table-cell office:value-type="float" office:value="26.6257" calcext:value-type="float">
            <text:p>26.6257</text:p>
          </table:table-cell>
          <table:table-cell table:number-columns-repeated="3"/>
        </table:table-row>
        <table:table-row table:style-name="ro1">
          <table:table-cell office:value-type="float" office:value="25.2392" calcext:value-type="float">
            <text:p>25.2392</text:p>
          </table:table-cell>
          <table:table-cell office:value-type="float" office:value="25.9636" calcext:value-type="float">
            <text:p>25.9636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0.696" calcext:value-type="float">
            <text:p>20.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673" calcext:value-type="float">
            <text:p>24.6673</text:p>
          </table:table-cell>
          <table:table-cell office:value-type="float" office:value="23.7241" calcext:value-type="float">
            <text:p>23.7241</text:p>
          </table:table-cell>
          <table:table-cell table:number-columns-repeated="3"/>
        </table:table-row>
        <table:table-row table:style-name="ro1">
          <table:table-cell office:value-type="float" office:value="24.5225" calcext:value-type="float">
            <text:p>24.5225</text:p>
          </table:table-cell>
          <table:table-cell office:value-type="float" office:value="23.1221" calcext:value-type="float">
            <text:p>23.1221</text:p>
          </table:table-cell>
          <table:table-cell table:number-columns-repeated="3"/>
        </table:table-row>
        <table:table-row table:style-name="ro1">
          <table:table-cell office:value-type="float" office:value="24.3215" calcext:value-type="float">
            <text:p>24.3215</text:p>
          </table:table-cell>
          <table:table-cell office:value-type="float" office:value="22.5121" calcext:value-type="float">
            <text:p>22.5121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4.0555" calcext:value-type="float">
            <text:p>24.0555</text:p>
          </table:table-cell>
          <table:table-cell office:value-type="float" office:value="21.4899" calcext:value-type="float">
            <text:p>21.4899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482.63" calcext:value-type="float">
            <text:p>248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4912" calcext:value-type="float">
            <text:p>25.4912</text:p>
          </table:table-cell>
          <table:table-cell office:value-type="float" office:value="22.4662" calcext:value-type="float">
            <text:p>22.4662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6.6378" calcext:value-type="float">
            <text:p>26.6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7275" calcext:value-type="float">
            <text:p>27.7275</text:p>
          </table:table-cell>
          <table:table-cell office:value-type="float" office:value="24.0863" calcext:value-type="float">
            <text:p>24.0863</text:p>
          </table:table-cell>
          <table:table-cell table:number-columns-repeated="3"/>
        </table:table-row>
        <table:table-row table:style-name="ro1">
          <table:table-cell office:value-type="float" office:value="27.8554" calcext:value-type="float">
            <text:p>27.8554</text:p>
          </table:table-cell>
          <table:table-cell office:value-type="float" office:value="24.805" calcext:value-type="float">
            <text:p>24.805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2.2689" calcext:value-type="float">
            <text:p>22.2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9328" calcext:value-type="float">
            <text:p>27.9328</text:p>
          </table:table-cell>
          <table:table-cell office:value-type="float" office:value="28.8652" calcext:value-type="float">
            <text:p>28.8652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6.9496" calcext:value-type="float">
            <text:p>26.9496</text:p>
          </table:table-cell>
          <table:table-cell office:value-type="float" office:value="29.1557" calcext:value-type="float">
            <text:p>29.1557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6.0394" calcext:value-type="float">
            <text:p>26.0394</text:p>
          </table:table-cell>
          <table:table-cell office:value-type="float" office:value="28.7539" calcext:value-type="float">
            <text:p>28.7539</text:p>
          </table:table-cell>
          <table:table-cell table:number-columns-repeated="3"/>
        </table:table-row>
        <table:table-row table:style-name="ro1">
          <table:table-cell office:value-type="float" office:value="25.8731" calcext:value-type="float">
            <text:p>25.8731</text:p>
          </table:table-cell>
          <table:table-cell office:value-type="float" office:value="28.1375" calcext:value-type="float">
            <text:p>28.1375</text:p>
          </table:table-cell>
          <table:table-cell table:number-columns-repeated="3"/>
        </table:table-row>
        <table:table-row table:style-name="ro1">
          <table:table-cell office:value-type="float" office:value="25.7184" calcext:value-type="float">
            <text:p>25.7184</text:p>
          </table:table-cell>
          <table:table-cell office:value-type="float" office:value="27.7502" calcext:value-type="float">
            <text:p>27.7502</text:p>
          </table:table-cell>
          <table:table-cell table:number-columns-repeated="3"/>
        </table:table-row>
        <table:table-row table:style-name="ro1">
          <table:table-cell office:value-type="float" office:value="25.6152" calcext:value-type="float">
            <text:p>25.6152</text:p>
          </table:table-cell>
          <table:table-cell office:value-type="float" office:value="27.3774" calcext:value-type="float">
            <text:p>27.3774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3417" calcext:value-type="float">
            <text:p>25.3417</text:p>
          </table:table-cell>
          <table:table-cell office:value-type="float" office:value="26.4185" calcext:value-type="float">
            <text:p>26.4185</text:p>
          </table:table-cell>
          <table:table-cell table:number-columns-repeated="3"/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25.8925" calcext:value-type="float">
            <text:p>25.8925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2.3306" calcext:value-type="float">
            <text:p>32.3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673" calcext:value-type="float">
            <text:p>24.6673</text:p>
          </table:table-cell>
          <table:table-cell office:value-type="float" office:value="23.7241" calcext:value-type="float">
            <text:p>23.7241</text:p>
          </table:table-cell>
          <table:table-cell table:number-columns-repeated="3"/>
        </table:table-row>
        <table:table-row table:style-name="ro1">
          <table:table-cell office:value-type="float" office:value="24.5225" calcext:value-type="float">
            <text:p>24.5225</text:p>
          </table:table-cell>
          <table:table-cell office:value-type="float" office:value="23.1221" calcext:value-type="float">
            <text:p>23.1221</text:p>
          </table:table-cell>
          <table:table-cell table:number-columns-repeated="3"/>
        </table:table-row>
        <table:table-row table:style-name="ro1">
          <table:table-cell office:value-type="float" office:value="24.3215" calcext:value-type="float">
            <text:p>24.3215</text:p>
          </table:table-cell>
          <table:table-cell office:value-type="float" office:value="22.5121" calcext:value-type="float">
            <text:p>22.5121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4.0555" calcext:value-type="float">
            <text:p>24.0555</text:p>
          </table:table-cell>
          <table:table-cell office:value-type="float" office:value="21.4899" calcext:value-type="float">
            <text:p>21.4899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4.5272" calcext:value-type="float">
            <text:p>24.5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4.0682" calcext:value-type="float">
            <text:p>24.0682</text:p>
          </table:table-cell>
          <table:table-cell office:value-type="float" office:value="21.35" calcext:value-type="float">
            <text:p>21.35</text:p>
          </table:table-cell>
          <table:table-cell table:number-columns-repeated="3"/>
        </table:table-row>
        <table:table-row table:style-name="ro1">
          <table:table-cell office:value-type="float" office:value="24.2055" calcext:value-type="float">
            <text:p>24.2055</text:p>
          </table:table-cell>
          <table:table-cell office:value-type="float" office:value="21.421" calcext:value-type="float">
            <text:p>21.421</text:p>
          </table:table-cell>
          <table:table-cell table:number-columns-repeated="3"/>
        </table:table-row>
        <table:table-row table:style-name="ro1">
          <table:table-cell office:value-type="float" office:value="24.6643" calcext:value-type="float">
            <text:p>24.6643</text:p>
          </table:table-cell>
          <table:table-cell office:value-type="float" office:value="21.8634" calcext:value-type="float">
            <text:p>21.8634</text:p>
          </table:table-cell>
          <table:table-cell table:number-columns-repeated="3"/>
        </table:table-row>
        <table:table-row table:style-name="ro1">
          <table:table-cell office:value-type="float" office:value="25.0604" calcext:value-type="float">
            <text:p>25.0604</text:p>
          </table:table-cell>
          <table:table-cell office:value-type="float" office:value="22.2377" calcext:value-type="float">
            <text:p>22.2377</text:p>
          </table:table-cell>
          <table:table-cell table:number-columns-repeated="3"/>
        </table:table-row>
        <table:table-row table:style-name="ro1">
          <table:table-cell office:value-type="float" office:value="25.674" calcext:value-type="float">
            <text:p>25.674</text:p>
          </table:table-cell>
          <table:table-cell office:value-type="float" office:value="22.6608" calcext:value-type="float">
            <text:p>22.6608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3499" calcext:value-type="float">
            <text:p>28.3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9438" calcext:value-type="float">
            <text:p>27.9438</text:p>
          </table:table-cell>
          <table:table-cell office:value-type="float" office:value="24.284" calcext:value-type="float">
            <text:p>24.284</text:p>
          </table:table-cell>
          <table:table-cell table:number-columns-repeated="3"/>
        </table:table-row>
        <table:table-row table:style-name="ro1">
          <table:table-cell office:value-type="float" office:value="28.0213" calcext:value-type="float">
            <text:p>28.0213</text:p>
          </table:table-cell>
          <table:table-cell office:value-type="float" office:value="24.7523" calcext:value-type="float">
            <text:p>24.7523</text:p>
          </table:table-cell>
          <table:table-cell table:number-columns-repeated="3"/>
        </table:table-row>
        <table:table-row table:style-name="ro1">
          <table:table-cell office:value-type="float" office:value="28.0627" calcext:value-type="float">
            <text:p>28.0627</text:p>
          </table:table-cell>
          <table:table-cell office:value-type="float" office:value="24.4415" calcext:value-type="float">
            <text:p>24.4415</text:p>
          </table:table-cell>
          <table:table-cell table:number-columns-repeated="3"/>
        </table:table-row>
        <table:table-row table:style-name="ro1">
          <table:table-cell office:value-type="float" office:value="28.1658" calcext:value-type="float">
            <text:p>28.1658</text:p>
          </table:table-cell>
          <table:table-cell office:value-type="float" office:value="24.7701" calcext:value-type="float">
            <text:p>24.7701</text:p>
          </table:table-cell>
          <table:table-cell table:number-columns-repeated="3"/>
        </table:table-row>
        <table:table-row table:style-name="ro1">
          <table:table-cell office:value-type="float" office:value="28.1653" calcext:value-type="float">
            <text:p>28.1653</text:p>
          </table:table-cell>
          <table:table-cell office:value-type="float" office:value="25.381" calcext:value-type="float">
            <text:p>25.381</text:p>
          </table:table-cell>
          <table:table-cell table:number-columns-repeated="3"/>
        </table:table-row>
        <table:table-row table:style-name="ro1">
          <table:table-cell office:value-type="float" office:value="28.1776" calcext:value-type="float">
            <text:p>28.1776</text:p>
          </table:table-cell>
          <table:table-cell office:value-type="float" office:value="25.9639" calcext:value-type="float">
            <text:p>25.9639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5.5759" calcext:value-type="float">
            <text:p>25.5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9328" calcext:value-type="float">
            <text:p>27.9328</text:p>
          </table:table-cell>
          <table:table-cell office:value-type="float" office:value="28.8652" calcext:value-type="float">
            <text:p>28.8652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6.9496" calcext:value-type="float">
            <text:p>26.9496</text:p>
          </table:table-cell>
          <table:table-cell office:value-type="float" office:value="29.1557" calcext:value-type="float">
            <text:p>29.1557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5.9611" calcext:value-type="float">
            <text:p>25.9611</text:p>
          </table:table-cell>
          <table:table-cell office:value-type="float" office:value="28.7908" calcext:value-type="float">
            <text:p>28.7908</text:p>
          </table:table-cell>
          <table:table-cell table:number-columns-repeated="3"/>
        </table:table-row>
        <table:table-row table:style-name="ro1">
          <table:table-cell office:value-type="float" office:value="25.7992" calcext:value-type="float">
            <text:p>25.7992</text:p>
          </table:table-cell>
          <table:table-cell office:value-type="float" office:value="28.1389" calcext:value-type="float">
            <text:p>28.1389</text:p>
          </table:table-cell>
          <table:table-cell table:number-columns-repeated="3"/>
        </table:table-row>
        <table:table-row table:style-name="ro1">
          <table:table-cell office:value-type="float" office:value="25.6155" calcext:value-type="float">
            <text:p>25.6155</text:p>
          </table:table-cell>
          <table:table-cell office:value-type="float" office:value="27.4133" calcext:value-type="float">
            <text:p>27.4133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3417" calcext:value-type="float">
            <text:p>25.3417</text:p>
          </table:table-cell>
          <table:table-cell office:value-type="float" office:value="26.4185" calcext:value-type="float">
            <text:p>26.4185</text:p>
          </table:table-cell>
          <table:table-cell table:number-columns-repeated="3"/>
        </table:table-row>
        <table:table-row table:style-name="ro1">
          <table:table-cell office:value-type="float" office:value="25.2392" calcext:value-type="float">
            <text:p>25.2392</text:p>
          </table:table-cell>
          <table:table-cell office:value-type="float" office:value="25.9636" calcext:value-type="float">
            <text:p>25.9636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6.0052" calcext:value-type="float">
            <text:p>26.0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451" calcext:value-type="float">
            <text:p>24.6451</text:p>
          </table:table-cell>
          <table:table-cell office:value-type="float" office:value="23.8109" calcext:value-type="float">
            <text:p>23.8109</text:p>
          </table:table-cell>
          <table:table-cell table:number-columns-repeated="3"/>
        </table:table-row>
        <table:table-row table:style-name="ro1">
          <table:table-cell office:value-type="float" office:value="24.4639" calcext:value-type="float">
            <text:p>24.4639</text:p>
          </table:table-cell>
          <table:table-cell office:value-type="float" office:value="23.2147" calcext:value-type="float">
            <text:p>23.2147</text:p>
          </table:table-cell>
          <table:table-cell table:number-columns-repeated="3"/>
        </table:table-row>
        <table:table-row table:style-name="ro1">
          <table:table-cell office:value-type="float" office:value="24.4168" calcext:value-type="float">
            <text:p>24.4168</text:p>
          </table:table-cell>
          <table:table-cell office:value-type="float" office:value="23.011" calcext:value-type="float">
            <text:p>23.011</text:p>
          </table:table-cell>
          <table:table-cell table:number-columns-repeated="3"/>
        </table:table-row>
        <table:table-row table:style-name="ro1">
          <table:table-cell office:value-type="float" office:value="24.2366" calcext:value-type="float">
            <text:p>24.2366</text:p>
          </table:table-cell>
          <table:table-cell office:value-type="float" office:value="22.2841" calcext:value-type="float">
            <text:p>22.2841</text:p>
          </table:table-cell>
          <table:table-cell table:number-columns-repeated="3"/>
        </table:table-row>
        <table:table-row table:style-name="ro1">
          <table:table-cell office:value-type="float" office:value="24.1099" calcext:value-type="float">
            <text:p>24.1099</text:p>
          </table:table-cell>
          <table:table-cell office:value-type="float" office:value="21.7233" calcext:value-type="float">
            <text:p>21.7233</text:p>
          </table:table-cell>
          <table:table-cell table:number-columns-repeated="3"/>
        </table:table-row>
        <table:table-row table:style-name="ro1">
          <table:table-cell office:value-type="float" office:value="23.9748" calcext:value-type="float">
            <text:p>23.9748</text:p>
          </table:table-cell>
          <table:table-cell office:value-type="float" office:value="21.5624" calcext:value-type="float">
            <text:p>21.5624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3.8723" calcext:value-type="float">
            <text:p>23.8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4912" calcext:value-type="float">
            <text:p>25.4912</text:p>
          </table:table-cell>
          <table:table-cell office:value-type="float" office:value="22.4662" calcext:value-type="float">
            <text:p>22.4662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1.2393" calcext:value-type="float">
            <text:p>21.2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7275" calcext:value-type="float">
            <text:p>27.7275</text:p>
          </table:table-cell>
          <table:table-cell office:value-type="float" office:value="24.0863" calcext:value-type="float">
            <text:p>24.0863</text:p>
          </table:table-cell>
          <table:table-cell table:number-columns-repeated="3"/>
        </table:table-row>
        <table:table-row table:style-name="ro1">
          <table:table-cell office:value-type="float" office:value="27.8554" calcext:value-type="float">
            <text:p>27.8554</text:p>
          </table:table-cell>
          <table:table-cell office:value-type="float" office:value="24.805" calcext:value-type="float">
            <text:p>24.805</text:p>
          </table:table-cell>
          <table:table-cell table:number-columns-repeated="3"/>
        </table:table-row>
        <table:table-row table:style-name="ro1">
          <table:table-cell office:value-type="float" office:value="27.9526" calcext:value-type="float">
            <text:p>27.9526</text:p>
          </table:table-cell>
          <table:table-cell office:value-type="float" office:value="25.4892" calcext:value-type="float">
            <text:p>25.4892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4.1912" calcext:value-type="float">
            <text:p>24.1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9328" calcext:value-type="float">
            <text:p>27.9328</text:p>
          </table:table-cell>
          <table:table-cell office:value-type="float" office:value="28.8652" calcext:value-type="float">
            <text:p>28.8652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7.0053" calcext:value-type="float">
            <text:p>27.0053</text:p>
          </table:table-cell>
          <table:table-cell office:value-type="float" office:value="29.0348" calcext:value-type="float">
            <text:p>29.0348</text:p>
          </table:table-cell>
          <table:table-cell table:number-columns-repeated="3"/>
        </table:table-row>
        <table:table-row table:style-name="ro1">
          <table:table-cell office:value-type="float" office:value="26.7884" calcext:value-type="float">
            <text:p>26.7884</text:p>
          </table:table-cell>
          <table:table-cell office:value-type="float" office:value="29.0423" calcext:value-type="float">
            <text:p>29.0423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6.0394" calcext:value-type="float">
            <text:p>26.0394</text:p>
          </table:table-cell>
          <table:table-cell office:value-type="float" office:value="28.7539" calcext:value-type="float">
            <text:p>28.7539</text:p>
          </table:table-cell>
          <table:table-cell table:number-columns-repeated="3"/>
        </table:table-row>
        <table:table-row table:style-name="ro1">
          <table:table-cell office:value-type="float" office:value="25.7992" calcext:value-type="float">
            <text:p>25.7992</text:p>
          </table:table-cell>
          <table:table-cell office:value-type="float" office:value="28.1389" calcext:value-type="float">
            <text:p>28.1389</text:p>
          </table:table-cell>
          <table:table-cell table:number-columns-repeated="3"/>
        </table:table-row>
        <table:table-row table:style-name="ro1">
          <table:table-cell office:value-type="float" office:value="25.8731" calcext:value-type="float">
            <text:p>25.8731</text:p>
          </table:table-cell>
          <table:table-cell office:value-type="float" office:value="28.1375" calcext:value-type="float">
            <text:p>28.1375</text:p>
          </table:table-cell>
          <table:table-cell table:number-columns-repeated="3"/>
        </table:table-row>
        <table:table-row table:style-name="ro1">
          <table:table-cell office:value-type="float" office:value="25.7184" calcext:value-type="float">
            <text:p>25.7184</text:p>
          </table:table-cell>
          <table:table-cell office:value-type="float" office:value="27.7502" calcext:value-type="float">
            <text:p>27.7502</text:p>
          </table:table-cell>
          <table:table-cell table:number-columns-repeated="3"/>
        </table:table-row>
        <table:table-row table:style-name="ro1">
          <table:table-cell office:value-type="float" office:value="25.6152" calcext:value-type="float">
            <text:p>25.6152</text:p>
          </table:table-cell>
          <table:table-cell office:value-type="float" office:value="27.3774" calcext:value-type="float">
            <text:p>27.3774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3417" calcext:value-type="float">
            <text:p>25.3417</text:p>
          </table:table-cell>
          <table:table-cell office:value-type="float" office:value="26.4185" calcext:value-type="float">
            <text:p>26.4185</text:p>
          </table:table-cell>
          <table:table-cell table:number-columns-repeated="3"/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25.8925" calcext:value-type="float">
            <text:p>25.8925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0.9739" calcext:value-type="float">
            <text:p>30.9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451" calcext:value-type="float">
            <text:p>24.6451</text:p>
          </table:table-cell>
          <table:table-cell office:value-type="float" office:value="23.8109" calcext:value-type="float">
            <text:p>23.8109</text:p>
          </table:table-cell>
          <table:table-cell table:number-columns-repeated="3"/>
        </table:table-row>
        <table:table-row table:style-name="ro1">
          <table:table-cell office:value-type="float" office:value="24.4639" calcext:value-type="float">
            <text:p>24.4639</text:p>
          </table:table-cell>
          <table:table-cell office:value-type="float" office:value="23.2147" calcext:value-type="float">
            <text:p>23.2147</text:p>
          </table:table-cell>
          <table:table-cell table:number-columns-repeated="3"/>
        </table:table-row>
        <table:table-row table:style-name="ro1">
          <table:table-cell office:value-type="float" office:value="24.4168" calcext:value-type="float">
            <text:p>24.4168</text:p>
          </table:table-cell>
          <table:table-cell office:value-type="float" office:value="23.011" calcext:value-type="float">
            <text:p>23.011</text:p>
          </table:table-cell>
          <table:table-cell table:number-columns-repeated="3"/>
        </table:table-row>
        <table:table-row table:style-name="ro1">
          <table:table-cell office:value-type="float" office:value="24.3215" calcext:value-type="float">
            <text:p>24.3215</text:p>
          </table:table-cell>
          <table:table-cell office:value-type="float" office:value="22.5121" calcext:value-type="float">
            <text:p>22.5121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4.1382" calcext:value-type="float">
            <text:p>24.1382</text:p>
          </table:table-cell>
          <table:table-cell office:value-type="float" office:value="21.6211" calcext:value-type="float">
            <text:p>21.6211</text:p>
          </table:table-cell>
          <table:table-cell table:number-columns-repeated="3"/>
        </table:table-row>
        <table:table-row table:style-name="ro1">
          <table:table-cell office:value-type="float" office:value="24.0133" calcext:value-type="float">
            <text:p>24.0133</text:p>
          </table:table-cell>
          <table:table-cell office:value-type="float" office:value="21.5947" calcext:value-type="float">
            <text:p>21.5947</text:p>
          </table:table-cell>
          <table:table-cell table:number-columns-repeated="3"/>
        </table:table-row>
        <table:table-row table:style-name="ro1">
          <table:table-cell office:value-type="float" office:value="23.7212" calcext:value-type="float">
            <text:p>23.7212</text:p>
          </table:table-cell>
          <table:table-cell office:value-type="float" office:value="20.904" calcext:value-type="float">
            <text:p>20.904</text:p>
          </table:table-cell>
          <table:table-cell table:number-columns-repeated="3"/>
        </table:table-row>
        <table:table-row table:style-name="ro1">
          <table:table-cell office:value-type="float" office:value="23.9748" calcext:value-type="float">
            <text:p>23.9748</text:p>
          </table:table-cell>
          <table:table-cell office:value-type="float" office:value="21.5624" calcext:value-type="float">
            <text:p>21.5624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5518" calcext:value-type="float">
            <text:p>28.5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4.0682" calcext:value-type="float">
            <text:p>24.0682</text:p>
          </table:table-cell>
          <table:table-cell office:value-type="float" office:value="21.35" calcext:value-type="float">
            <text:p>21.3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0682" calcext:value-type="float">
            <text:p>24.0682</text:p>
          </table:table-cell>
          <table:table-cell office:value-type="float" office:value="21.35" calcext:value-type="float">
            <text:p>21.35</text:p>
          </table:table-cell>
          <table:table-cell table:number-columns-repeated="3"/>
        </table:table-row>
        <table:table-row table:style-name="ro1">
          <table:table-cell office:value-type="float" office:value="24.2055" calcext:value-type="float">
            <text:p>24.2055</text:p>
          </table:table-cell>
          <table:table-cell office:value-type="float" office:value="21.421" calcext:value-type="float">
            <text:p>21.421</text:p>
          </table:table-cell>
          <table:table-cell table:number-columns-repeated="3"/>
        </table:table-row>
        <table:table-row table:style-name="ro1">
          <table:table-cell office:value-type="float" office:value="24.6643" calcext:value-type="float">
            <text:p>24.6643</text:p>
          </table:table-cell>
          <table:table-cell office:value-type="float" office:value="21.8634" calcext:value-type="float">
            <text:p>21.8634</text:p>
          </table:table-cell>
          <table:table-cell table:number-columns-repeated="3"/>
        </table:table-row>
        <table:table-row table:style-name="ro1">
          <table:table-cell office:value-type="float" office:value="25.0604" calcext:value-type="float">
            <text:p>25.0604</text:p>
          </table:table-cell>
          <table:table-cell office:value-type="float" office:value="22.2377" calcext:value-type="float">
            <text:p>22.2377</text:p>
          </table:table-cell>
          <table:table-cell table:number-columns-repeated="3"/>
        </table:table-row>
        <table:table-row table:style-name="ro1">
          <table:table-cell office:value-type="float" office:value="25.674" calcext:value-type="float">
            <text:p>25.674</text:p>
          </table:table-cell>
          <table:table-cell office:value-type="float" office:value="22.6608" calcext:value-type="float">
            <text:p>22.6608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2.6727" calcext:value-type="float">
            <text:p>22.6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9438" calcext:value-type="float">
            <text:p>27.9438</text:p>
          </table:table-cell>
          <table:table-cell office:value-type="float" office:value="24.284" calcext:value-type="float">
            <text:p>24.284</text:p>
          </table:table-cell>
          <table:table-cell table:number-columns-repeated="3"/>
        </table:table-row>
        <table:table-row table:style-name="ro1">
          <table:table-cell office:value-type="float" office:value="28.0213" calcext:value-type="float">
            <text:p>28.0213</text:p>
          </table:table-cell>
          <table:table-cell office:value-type="float" office:value="24.7523" calcext:value-type="float">
            <text:p>24.7523</text:p>
          </table:table-cell>
          <table:table-cell table:number-columns-repeated="3"/>
        </table:table-row>
        <table:table-row table:style-name="ro1">
          <table:table-cell office:value-type="float" office:value="28.0627" calcext:value-type="float">
            <text:p>28.0627</text:p>
          </table:table-cell>
          <table:table-cell office:value-type="float" office:value="24.4415" calcext:value-type="float">
            <text:p>24.4415</text:p>
          </table:table-cell>
          <table:table-cell table:number-columns-repeated="3"/>
        </table:table-row>
        <table:table-row table:style-name="ro1">
          <table:table-cell office:value-type="float" office:value="28.1658" calcext:value-type="float">
            <text:p>28.1658</text:p>
          </table:table-cell>
          <table:table-cell office:value-type="float" office:value="24.7701" calcext:value-type="float">
            <text:p>24.7701</text:p>
          </table:table-cell>
          <table:table-cell table:number-columns-repeated="3"/>
        </table:table-row>
        <table:table-row table:style-name="ro1">
          <table:table-cell office:value-type="float" office:value="28.1653" calcext:value-type="float">
            <text:p>28.1653</text:p>
          </table:table-cell>
          <table:table-cell office:value-type="float" office:value="25.381" calcext:value-type="float">
            <text:p>25.381</text:p>
          </table:table-cell>
          <table:table-cell table:number-columns-repeated="3"/>
        </table:table-row>
        <table:table-row table:style-name="ro1">
          <table:table-cell office:value-type="float" office:value="28.1776" calcext:value-type="float">
            <text:p>28.1776</text:p>
          </table:table-cell>
          <table:table-cell office:value-type="float" office:value="25.9639" calcext:value-type="float">
            <text:p>25.9639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3.607" calcext:value-type="float">
            <text:p>23.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9328" calcext:value-type="float">
            <text:p>27.9328</text:p>
          </table:table-cell>
          <table:table-cell office:value-type="float" office:value="28.8652" calcext:value-type="float">
            <text:p>28.8652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7.0053" calcext:value-type="float">
            <text:p>27.0053</text:p>
          </table:table-cell>
          <table:table-cell office:value-type="float" office:value="29.0348" calcext:value-type="float">
            <text:p>29.0348</text:p>
          </table:table-cell>
          <table:table-cell table:number-columns-repeated="3"/>
        </table:table-row>
        <table:table-row table:style-name="ro1">
          <table:table-cell office:value-type="float" office:value="26.7884" calcext:value-type="float">
            <text:p>26.7884</text:p>
          </table:table-cell>
          <table:table-cell office:value-type="float" office:value="29.0423" calcext:value-type="float">
            <text:p>29.0423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6.0477" calcext:value-type="float">
            <text:p>26.0477</text:p>
          </table:table-cell>
          <table:table-cell office:value-type="float" office:value="28.8486" calcext:value-type="float">
            <text:p>28.8486</text:p>
          </table:table-cell>
          <table:table-cell table:number-columns-repeated="3"/>
        </table:table-row>
        <table:table-row table:style-name="ro1">
          <table:table-cell office:value-type="float" office:value="25.8651" calcext:value-type="float">
            <text:p>25.8651</text:p>
          </table:table-cell>
          <table:table-cell office:value-type="float" office:value="28.3122" calcext:value-type="float">
            <text:p>28.3122</text:p>
          </table:table-cell>
          <table:table-cell table:number-columns-repeated="3"/>
        </table:table-row>
        <table:table-row table:style-name="ro1">
          <table:table-cell office:value-type="float" office:value="25.7184" calcext:value-type="float">
            <text:p>25.7184</text:p>
          </table:table-cell>
          <table:table-cell office:value-type="float" office:value="27.7502" calcext:value-type="float">
            <text:p>27.7502</text:p>
          </table:table-cell>
          <table:table-cell table:number-columns-repeated="3"/>
        </table:table-row>
        <table:table-row table:style-name="ro1">
          <table:table-cell office:value-type="float" office:value="25.6152" calcext:value-type="float">
            <text:p>25.6152</text:p>
          </table:table-cell>
          <table:table-cell office:value-type="float" office:value="27.3774" calcext:value-type="float">
            <text:p>27.3774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3417" calcext:value-type="float">
            <text:p>25.3417</text:p>
          </table:table-cell>
          <table:table-cell office:value-type="float" office:value="26.4185" calcext:value-type="float">
            <text:p>26.4185</text:p>
          </table:table-cell>
          <table:table-cell table:number-columns-repeated="3"/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25.8925" calcext:value-type="float">
            <text:p>25.8925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8.5988" calcext:value-type="float">
            <text:p>28.5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673" calcext:value-type="float">
            <text:p>24.6673</text:p>
          </table:table-cell>
          <table:table-cell office:value-type="float" office:value="23.7241" calcext:value-type="float">
            <text:p>23.7241</text:p>
          </table:table-cell>
          <table:table-cell table:number-columns-repeated="3"/>
        </table:table-row>
        <table:table-row table:style-name="ro1">
          <table:table-cell office:value-type="float" office:value="24.5225" calcext:value-type="float">
            <text:p>24.5225</text:p>
          </table:table-cell>
          <table:table-cell office:value-type="float" office:value="23.1221" calcext:value-type="float">
            <text:p>23.1221</text:p>
          </table:table-cell>
          <table:table-cell table:number-columns-repeated="3"/>
        </table:table-row>
        <table:table-row table:style-name="ro1">
          <table:table-cell office:value-type="float" office:value="24.3215" calcext:value-type="float">
            <text:p>24.3215</text:p>
          </table:table-cell>
          <table:table-cell office:value-type="float" office:value="22.5121" calcext:value-type="float">
            <text:p>22.5121</text:p>
          </table:table-cell>
          <table:table-cell table:number-columns-repeated="3"/>
        </table:table-row>
        <table:table-row table:style-name="ro1">
          <table:table-cell office:value-type="float" office:value="24.4619" calcext:value-type="float">
            <text:p>24.4619</text:p>
          </table:table-cell>
          <table:table-cell office:value-type="float" office:value="22.6268" calcext:value-type="float">
            <text:p>22.6268</text:p>
          </table:table-cell>
          <table:table-cell table:number-columns-repeated="3"/>
        </table:table-row>
        <table:table-row table:style-name="ro1">
          <table:table-cell office:value-type="float" office:value="24.1914" calcext:value-type="float">
            <text:p>24.1914</text:p>
          </table:table-cell>
          <table:table-cell office:value-type="float" office:value="22.514" calcext:value-type="float">
            <text:p>22.514</text:p>
          </table:table-cell>
          <table:table-cell table:number-columns-repeated="3"/>
        </table:table-row>
        <table:table-row table:style-name="ro1">
          <table:table-cell office:value-type="float" office:value="24.3215" calcext:value-type="float">
            <text:p>24.3215</text:p>
          </table:table-cell>
          <table:table-cell office:value-type="float" office:value="22.5121" calcext:value-type="float">
            <text:p>22.5121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3.9146" calcext:value-type="float">
            <text:p>23.9146</text:p>
          </table:table-cell>
          <table:table-cell office:value-type="float" office:value="21.8855" calcext:value-type="float">
            <text:p>21.8855</text:p>
          </table:table-cell>
          <table:table-cell table:number-columns-repeated="3"/>
        </table:table-row>
        <table:table-row table:style-name="ro1">
          <table:table-cell office:value-type="float" office:value="24.249" calcext:value-type="float">
            <text:p>24.249</text:p>
          </table:table-cell>
          <table:table-cell office:value-type="float" office:value="22.1689" calcext:value-type="float">
            <text:p>22.1689</text:p>
          </table:table-cell>
          <table:table-cell table:number-columns-repeated="3"/>
        </table:table-row>
        <table:table-row table:style-name="ro1">
          <table:table-cell office:value-type="float" office:value="23.9748" calcext:value-type="float">
            <text:p>23.9748</text:p>
          </table:table-cell>
          <table:table-cell office:value-type="float" office:value="21.5624" calcext:value-type="float">
            <text:p>21.5624</text:p>
          </table:table-cell>
          <table:table-cell table:number-columns-repeated="3"/>
        </table:table-row>
        <table:table-row table:style-name="ro1">
          <table:table-cell office:value-type="float" office:value="23.7212" calcext:value-type="float">
            <text:p>23.7212</text:p>
          </table:table-cell>
          <table:table-cell office:value-type="float" office:value="20.904" calcext:value-type="float">
            <text:p>20.904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13.617" calcext:value-type="float">
            <text:p>213.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3 24.06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4466" calcext:value-type="float">
            <text:p>23.4466</text:p>
          </table:table-cell>
          <table:table-cell office:value-type="float" office:value="20.9345" calcext:value-type="float">
            <text:p>20.9345</text:p>
          </table:table-cell>
          <table:table-cell table:number-columns-repeated="3"/>
        </table:table-row>
        <table:table-row table:style-name="ro1">
          <table:table-cell office:value-type="float" office:value="23.994" calcext:value-type="float">
            <text:p>23.994</text:p>
          </table:table-cell>
          <table:table-cell office:value-type="float" office:value="21.0763" calcext:value-type="float">
            <text:p>21.0763</text:p>
          </table:table-cell>
          <table:table-cell table:number-columns-repeated="3"/>
        </table:table-row>
        <table:table-row table:style-name="ro1">
          <table:table-cell office:value-type="float" office:value="24.4648" calcext:value-type="float">
            <text:p>24.4648</text:p>
          </table:table-cell>
          <table:table-cell office:value-type="float" office:value="21.5526" calcext:value-type="float">
            <text:p>21.5526</text:p>
          </table:table-cell>
          <table:table-cell table:number-columns-repeated="3"/>
        </table:table-row>
        <table:table-row table:style-name="ro1">
          <table:table-cell office:value-type="float" office:value="24.8677" calcext:value-type="float">
            <text:p>24.8677</text:p>
          </table:table-cell>
          <table:table-cell office:value-type="float" office:value="21.8925" calcext:value-type="float">
            <text:p>21.8925</text:p>
          </table:table-cell>
          <table:table-cell table:number-columns-repeated="3"/>
        </table:table-row>
        <table:table-row table:style-name="ro1">
          <table:table-cell office:value-type="float" office:value="25.263" calcext:value-type="float">
            <text:p>25.263</text:p>
          </table:table-cell>
          <table:table-cell office:value-type="float" office:value="22.2411" calcext:value-type="float">
            <text:p>22.2411</text:p>
          </table:table-cell>
          <table:table-cell table:number-columns-repeated="3"/>
        </table:table-row>
        <table:table-row table:style-name="ro1">
          <table:table-cell office:value-type="float" office:value="25.4912" calcext:value-type="float">
            <text:p>25.4912</text:p>
          </table:table-cell>
          <table:table-cell office:value-type="float" office:value="22.4662" calcext:value-type="float">
            <text:p>22.4662</text:p>
          </table:table-cell>
          <table:table-cell table:number-columns-repeated="3"/>
        </table:table-row>
        <table:table-row table:style-name="ro1">
          <table:table-cell office:value-type="float" office:value="25.9892" calcext:value-type="float">
            <text:p>25.9892</text:p>
          </table:table-cell>
          <table:table-cell office:value-type="float" office:value="23.0271" calcext:value-type="float">
            <text:p>23.0271</text:p>
          </table:table-cell>
          <table:table-cell table:number-columns-repeated="3"/>
        </table:table-row>
        <table:table-row table:style-name="ro1">
          <table:table-cell office:value-type="float" office:value="26.3674" calcext:value-type="float">
            <text:p>26.3674</text:p>
          </table:table-cell>
          <table:table-cell office:value-type="float" office:value="23.2556" calcext:value-type="float">
            <text:p>23.2556</text:p>
          </table:table-cell>
          <table:table-cell table:number-columns-repeated="3"/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23.4724" calcext:value-type="float">
            <text:p>23.4724</text:p>
          </table:table-cell>
          <table:table-cell table:number-columns-repeated="3"/>
        </table:table-row>
        <table:table-row table:style-name="ro1">
          <table:table-cell office:value-type="float" office:value="27.4144" calcext:value-type="float">
            <text:p>27.4144</text:p>
          </table:table-cell>
          <table:table-cell office:value-type="float" office:value="23.7102" calcext:value-type="float">
            <text:p>23.7102</text:p>
          </table:table-cell>
          <table:table-cell table:number-columns-repeated="3"/>
        </table:table-row>
        <table:table-row table:style-name="ro1">
          <table:table-cell office:value-type="float" office:value="27.6721" calcext:value-type="float">
            <text:p>27.6721</text:p>
          </table:table-cell>
          <table:table-cell office:value-type="float" office:value="23.8348" calcext:value-type="float">
            <text:p>23.8348</text:p>
          </table:table-cell>
          <table:table-cell table:number-columns-repeated="3"/>
        </table:table-row>
        <table:table-row table:style-name="ro1">
          <table:table-cell office:value-type="float" office:value="28.1081" calcext:value-type="float">
            <text:p>28.1081</text:p>
          </table:table-cell>
          <table:table-cell office:value-type="float" office:value="24.0296" calcext:value-type="float">
            <text:p>24.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1.0158" calcext:value-type="float">
            <text:p>21.0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8.4 29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7.8201" calcext:value-type="float">
            <text:p>27.8201</text:p>
          </table:table-cell>
          <table:table-cell office:value-type="float" office:value="24.5053" calcext:value-type="float">
            <text:p>24.5053</text:p>
          </table:table-cell>
          <table:table-cell table:number-columns-repeated="3"/>
        </table:table-row>
        <table:table-row table:style-name="ro1">
          <table:table-cell office:value-type="float" office:value="27.9704" calcext:value-type="float">
            <text:p>27.9704</text:p>
          </table:table-cell>
          <table:table-cell office:value-type="float" office:value="24.7183" calcext:value-type="float">
            <text:p>24.7183</text:p>
          </table:table-cell>
          <table:table-cell table:number-columns-repeated="3"/>
        </table:table-row>
        <table:table-row table:style-name="ro1">
          <table:table-cell office:value-type="float" office:value="28.0213" calcext:value-type="float">
            <text:p>28.0213</text:p>
          </table:table-cell>
          <table:table-cell office:value-type="float" office:value="24.7523" calcext:value-type="float">
            <text:p>24.7523</text:p>
          </table:table-cell>
          <table:table-cell table:number-columns-repeated="3"/>
        </table:table-row>
        <table:table-row table:style-name="ro1">
          <table:table-cell office:value-type="float" office:value="28.0627" calcext:value-type="float">
            <text:p>28.0627</text:p>
          </table:table-cell>
          <table:table-cell office:value-type="float" office:value="24.4415" calcext:value-type="float">
            <text:p>24.4415</text:p>
          </table:table-cell>
          <table:table-cell table:number-columns-repeated="3"/>
        </table:table-row>
        <table:table-row table:style-name="ro1">
          <table:table-cell office:value-type="float" office:value="28.1658" calcext:value-type="float">
            <text:p>28.1658</text:p>
          </table:table-cell>
          <table:table-cell office:value-type="float" office:value="24.7701" calcext:value-type="float">
            <text:p>24.7701</text:p>
          </table:table-cell>
          <table:table-cell table:number-columns-repeated="3"/>
        </table:table-row>
        <table:table-row table:style-name="ro1">
          <table:table-cell office:value-type="float" office:value="28.1653" calcext:value-type="float">
            <text:p>28.1653</text:p>
          </table:table-cell>
          <table:table-cell office:value-type="float" office:value="25.381" calcext:value-type="float">
            <text:p>25.381</text:p>
          </table:table-cell>
          <table:table-cell table:number-columns-repeated="3"/>
        </table:table-row>
        <table:table-row table:style-name="ro1">
          <table:table-cell office:value-type="float" office:value="28.0999" calcext:value-type="float">
            <text:p>28.0999</text:p>
          </table:table-cell>
          <table:table-cell office:value-type="float" office:value="26.0926" calcext:value-type="float">
            <text:p>26.0926</text:p>
          </table:table-cell>
          <table:table-cell table:number-columns-repeated="3"/>
        </table:table-row>
        <table:table-row table:style-name="ro1">
          <table:table-cell office:value-type="float" office:value="28.1367" calcext:value-type="float">
            <text:p>28.1367</text:p>
          </table:table-cell>
          <table:table-cell office:value-type="float" office:value="26.4268" calcext:value-type="float">
            <text:p>26.4268</text:p>
          </table:table-cell>
          <table:table-cell table:number-columns-repeated="3"/>
        </table:table-row>
        <table:table-row table:style-name="ro1">
          <table:table-cell office:value-type="float" office:value="28.1021" calcext:value-type="float">
            <text:p>28.1021</text:p>
          </table:table-cell>
          <table:table-cell office:value-type="float" office:value="27.062" calcext:value-type="float">
            <text:p>27.062</text:p>
          </table:table-cell>
          <table:table-cell table:number-columns-repeated="3"/>
        </table:table-row>
        <table:table-row table:style-name="ro1">
          <table:table-cell office:value-type="float" office:value="28.195" calcext:value-type="float">
            <text:p>28.195</text:p>
          </table:table-cell>
          <table:table-cell office:value-type="float" office:value="27.8063" calcext:value-type="float">
            <text:p>27.8063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8.3153" calcext:value-type="float">
            <text:p>28.3153</text:p>
          </table:table-cell>
          <table:table-cell office:value-type="float" office:value="28.7395" calcext:value-type="float">
            <text:p>28.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2.191" calcext:value-type="float">
            <text:p>32.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5 2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8.2901" calcext:value-type="float">
            <text:p>28.2901</text:p>
          </table:table-cell>
          <table:table-cell office:value-type="float" office:value="28.0365" calcext:value-type="float">
            <text:p>28.0365</text:p>
          </table:table-cell>
          <table:table-cell table:number-columns-repeated="3"/>
        </table:table-row>
        <table:table-row table:style-name="ro1">
          <table:table-cell office:value-type="float" office:value="27.9328" calcext:value-type="float">
            <text:p>27.9328</text:p>
          </table:table-cell>
          <table:table-cell office:value-type="float" office:value="28.8652" calcext:value-type="float">
            <text:p>28.8652</text:p>
          </table:table-cell>
          <table:table-cell table:number-columns-repeated="3"/>
        </table:table-row>
        <table:table-row table:style-name="ro1">
          <table:table-cell office:value-type="float" office:value="27.6034" calcext:value-type="float">
            <text:p>27.6034</text:p>
          </table:table-cell>
          <table:table-cell office:value-type="float" office:value="28.9754" calcext:value-type="float">
            <text:p>28.9754</text:p>
          </table:table-cell>
          <table:table-cell table:number-columns-repeated="3"/>
        </table:table-row>
        <table:table-row table:style-name="ro1">
          <table:table-cell office:value-type="float" office:value="27.0053" calcext:value-type="float">
            <text:p>27.0053</text:p>
          </table:table-cell>
          <table:table-cell office:value-type="float" office:value="29.0348" calcext:value-type="float">
            <text:p>29.0348</text:p>
          </table:table-cell>
          <table:table-cell table:number-columns-repeated="3"/>
        </table:table-row>
        <table:table-row table:style-name="ro1">
          <table:table-cell office:value-type="float" office:value="26.7884" calcext:value-type="float">
            <text:p>26.7884</text:p>
          </table:table-cell>
          <table:table-cell office:value-type="float" office:value="29.0423" calcext:value-type="float">
            <text:p>29.0423</text:p>
          </table:table-cell>
          <table:table-cell table:number-columns-repeated="3"/>
        </table:table-row>
        <table:table-row table:style-name="ro1">
          <table:table-cell office:value-type="float" office:value="26.2567" calcext:value-type="float">
            <text:p>26.2567</text:p>
          </table:table-cell>
          <table:table-cell office:value-type="float" office:value="28.9897" calcext:value-type="float">
            <text:p>28.9897</text:p>
          </table:table-cell>
          <table:table-cell table:number-columns-repeated="3"/>
        </table:table-row>
        <table:table-row table:style-name="ro1">
          <table:table-cell office:value-type="float" office:value="25.9439" calcext:value-type="float">
            <text:p>25.9439</text:p>
          </table:table-cell>
          <table:table-cell office:value-type="float" office:value="28.8065" calcext:value-type="float">
            <text:p>28.8065</text:p>
          </table:table-cell>
          <table:table-cell table:number-columns-repeated="3"/>
        </table:table-row>
        <table:table-row table:style-name="ro1">
          <table:table-cell office:value-type="float" office:value="25.7992" calcext:value-type="float">
            <text:p>25.7992</text:p>
          </table:table-cell>
          <table:table-cell office:value-type="float" office:value="28.1389" calcext:value-type="float">
            <text:p>28.1389</text:p>
          </table:table-cell>
          <table:table-cell table:number-columns-repeated="3"/>
        </table:table-row>
        <table:table-row table:style-name="ro1">
          <table:table-cell office:value-type="float" office:value="25.6155" calcext:value-type="float">
            <text:p>25.6155</text:p>
          </table:table-cell>
          <table:table-cell office:value-type="float" office:value="27.4133" calcext:value-type="float">
            <text:p>27.4133</text:p>
          </table:table-cell>
          <table:table-cell table:number-columns-repeated="3"/>
        </table:table-row>
        <table:table-row table:style-name="ro1">
          <table:table-cell office:value-type="float" office:value="25.5335" calcext:value-type="float">
            <text:p>25.5335</text:p>
          </table:table-cell>
          <table:table-cell office:value-type="float" office:value="27.0161" calcext:value-type="float">
            <text:p>27.0161</text:p>
          </table:table-cell>
          <table:table-cell table:number-columns-repeated="3"/>
        </table:table-row>
        <table:table-row table:style-name="ro1">
          <table:table-cell office:value-type="float" office:value="25.3417" calcext:value-type="float">
            <text:p>25.3417</text:p>
          </table:table-cell>
          <table:table-cell office:value-type="float" office:value="26.4185" calcext:value-type="float">
            <text:p>26.4185</text:p>
          </table:table-cell>
          <table:table-cell table:number-columns-repeated="3"/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25.8925" calcext:value-type="float">
            <text:p>25.8925</text:p>
          </table:table-cell>
          <table:table-cell table:number-columns-repeated="3"/>
        </table:table-row>
        <table:table-row table:style-name="ro1">
          <table:table-cell office:value-type="float" office:value="25.0762" calcext:value-type="float">
            <text:p>25.0762</text:p>
          </table:table-cell>
          <table:table-cell office:value-type="float" office:value="25.2737" calcext:value-type="float">
            <text:p>25.2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3.3387" calcext:value-type="float">
            <text:p>23.3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 way points to (21 20.5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.936" calcext:value-type="float">
            <text:p>24.936</text:p>
          </table:table-cell>
          <table:table-cell office:value-type="float" office:value="24.7192" calcext:value-type="float">
            <text:p>24.7192</text:p>
          </table:table-cell>
          <table:table-cell table:number-columns-repeated="3"/>
        </table:table-row>
        <table:table-row table:style-name="ro1">
          <table:table-cell office:value-type="float" office:value="24.8509" calcext:value-type="float">
            <text:p>24.8509</text:p>
          </table:table-cell>
          <table:table-cell office:value-type="float" office:value="24.4074" calcext:value-type="float">
            <text:p>24.4074</text:p>
          </table:table-cell>
          <table:table-cell table:number-columns-repeated="3"/>
        </table:table-row>
        <table:table-row table:style-name="ro1">
          <table:table-cell office:value-type="float" office:value="24.6451" calcext:value-type="float">
            <text:p>24.6451</text:p>
          </table:table-cell>
          <table:table-cell office:value-type="float" office:value="23.8109" calcext:value-type="float">
            <text:p>23.8109</text:p>
          </table:table-cell>
          <table:table-cell table:number-columns-repeated="3"/>
        </table:table-row>
        <table:table-row table:style-name="ro1">
          <table:table-cell office:value-type="float" office:value="24.4639" calcext:value-type="float">
            <text:p>24.4639</text:p>
          </table:table-cell>
          <table:table-cell office:value-type="float" office:value="23.2147" calcext:value-type="float">
            <text:p>23.2147</text:p>
          </table:table-cell>
          <table:table-cell table:number-columns-repeated="3"/>
        </table:table-row>
        <table:table-row table:style-name="ro1">
          <table:table-cell office:value-type="float" office:value="24.4168" calcext:value-type="float">
            <text:p>24.4168</text:p>
          </table:table-cell>
          <table:table-cell office:value-type="float" office:value="23.011" calcext:value-type="float">
            <text:p>23.011</text:p>
          </table:table-cell>
          <table:table-cell table:number-columns-repeated="3"/>
        </table:table-row>
        <table:table-row table:style-name="ro1">
          <table:table-cell office:value-type="float" office:value="24.2366" calcext:value-type="float">
            <text:p>24.2366</text:p>
          </table:table-cell>
          <table:table-cell office:value-type="float" office:value="22.2841" calcext:value-type="float">
            <text:p>22.2841</text:p>
          </table:table-cell>
          <table:table-cell table:number-columns-repeated="3"/>
        </table:table-row>
        <table:table-row table:style-name="ro1">
          <table:table-cell office:value-type="float" office:value="24.0133" calcext:value-type="float">
            <text:p>24.0133</text:p>
          </table:table-cell>
          <table:table-cell office:value-type="float" office:value="21.5947" calcext:value-type="float">
            <text:p>21.5947</text:p>
          </table:table-cell>
          <table:table-cell table:number-columns-repeated="3"/>
        </table:table-row>
        <table:table-row table:style-name="ro1">
          <table:table-cell office:value-type="float" office:value="23.9748" calcext:value-type="float">
            <text:p>23.9748</text:p>
          </table:table-cell>
          <table:table-cell office:value-type="float" office:value="21.5624" calcext:value-type="float">
            <text:p>21.5624</text:p>
          </table:table-cell>
          <table:table-cell table:number-columns-repeated="3"/>
        </table:table-row>
        <table:table-row table:style-name="ro1">
          <table:table-cell office:value-type="float" office:value="23.6609" calcext:value-type="float">
            <text:p>23.6609</text:p>
          </table:table-cell>
          <table:table-cell office:value-type="float" office:value="20.9038" calcext:value-type="float">
            <text:p>20.9038</text:p>
          </table:table-cell>
          <table:table-cell table:number-columns-repeated="3"/>
        </table:table-row>
        <table:table-row table:style-name="ro1">
          <table:table-cell office:value-type="float" office:value="23.1049" calcext:value-type="float">
            <text:p>23.1049</text:p>
          </table:table-cell>
          <table:table-cell office:value-type="float" office:value="20.8346" calcext:value-type="float">
            <text:p>20.8346</text:p>
          </table:table-cell>
          <table:table-cell table:number-columns-repeated="3"/>
        </table:table-row>
        <table:table-row table:style-name="ro1">
          <table:table-cell office:value-type="float" office:value="22.3564" calcext:value-type="float">
            <text:p>22.3564</text:p>
          </table:table-cell>
          <table:table-cell office:value-type="float" office:value="20.7864" calcext:value-type="float">
            <text:p>20.7864</text:p>
          </table:table-cell>
          <table:table-cell table:number-columns-repeated="3"/>
        </table:table-row>
        <table:table-row table:style-name="ro1">
          <table:table-cell office:value-type="float" office:value="21.9189" calcext:value-type="float">
            <text:p>21.9189</text:p>
          </table:table-cell>
          <table:table-cell office:value-type="float" office:value="20.7317" calcext:value-type="float">
            <text:p>20.7317</text:p>
          </table:table-cell>
          <table:table-cell table:number-columns-repeated="3"/>
        </table:table-row>
        <table:table-row table:style-name="ro1">
          <table:table-cell office:value-type="float" office:value="21.3207" calcext:value-type="float">
            <text:p>21.3207</text:p>
          </table:table-cell>
          <table:table-cell office:value-type="float" office:value="20.6461" calcext:value-type="float">
            <text:p>20.6461</text:p>
          </table:table-cell>
          <table:table-cell table:number-columns-repeated="3"/>
        </table:table-row>
        <table:table-row table:style-name="ro1">
          <table:table-cell office:value-type="float" office:value="20.9478" calcext:value-type="float">
            <text:p>20.9478</text:p>
          </table:table-cell>
          <table:table-cell office:value-type="float" office:value="20.5816" calcext:value-type="float">
            <text:p>20.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6.6607" calcext:value-type="float">
            <text:p>26.660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ath_data.A1:path_data.B10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6T13:33:27.593665250</dc:date>
    <meta:editing-duration>PT6M45S</meta:editing-duration>
    <meta:editing-cycles>1</meta:editing-cycles>
    <meta:document-statistic meta:table-count="1" meta:cell-count="2093" meta:object-count="0"/>
    <meta:generator>LibreOffice/6.0.7.3$Linux_X86_64 LibreOffice_project/00m0$Build-3</meta:generator>
  </office:meta>
</office:document-meta>
</file>